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vg:font-family="OpenSymbol"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Policepardéfaut" style:family="text">
      <style:text-properties fo:language="fr" fo:country="FR" style:language-asian="fr" style:country-asian="FR" style:language-complex="ar" style:country-complex="SA"/>
    </style:style>
    <style:style style:name="P4" style:parent-style-name="Standard" style:family="paragraph">
      <style:paragraph-properties fo:text-align="start"/>
      <style:text-properties fo:font-size="12pt" style:font-size-asian="12pt" style:font-size-complex="12pt"/>
    </style:style>
    <style:style style:name="P5" style:parent-style-name="Standard" style:family="paragraph">
      <style:paragraph-properties fo:text-align="start"/>
      <style:text-properties fo:font-size="12pt" style:font-size-asian="12pt" style:font-size-complex="12pt"/>
    </style:style>
    <style:style style:name="P6" style:parent-style-name="Titre2" style:family="paragraph">
      <style:paragraph-properties fo:text-align="center"/>
    </style:style>
    <style:style style:name="P7" style:parent-style-name="Standard" style:family="paragraph">
      <style:paragraph-properties fo:text-align="start"/>
      <style:text-properties fo:font-size="12pt" style:font-size-asian="12pt" style:font-size-complex="12pt"/>
    </style:style>
    <style:style style:name="P8" style:parent-style-name="Standard" style:family="paragraph">
      <style:paragraph-properties fo:text-align="start"/>
      <style:text-properties fo:font-size="12pt" style:font-size-asian="12pt" style:font-size-complex="12pt"/>
    </style:style>
    <style:style style:name="P9" style:parent-style-name="Standard" style:family="paragraph">
      <style:paragraph-properties fo:text-align="start"/>
      <style:text-properties fo:font-size="12pt" style:font-size-asian="12pt" style:font-size-complex="12pt"/>
    </style:style>
    <style:style style:name="P10" style:parent-style-name="Standard" style:family="paragraph">
      <style:paragraph-properties fo:text-align="start"/>
      <style:text-properties fo:font-size="12pt" style:font-size-asian="12pt" style:font-size-complex="12pt"/>
    </style:style>
    <style:style style:name="P11" style:parent-style-name="Standard" style:family="paragraph">
      <style:paragraph-properties fo:text-align="start"/>
      <style:text-properties fo:font-size="12pt" style:font-size-asian="12pt" style:font-size-complex="12pt"/>
    </style:style>
    <style:style style:name="P12" style:parent-style-name="Standard" style:family="paragraph">
      <style:paragraph-properties fo:text-align="start"/>
      <style:text-properties fo:font-size="12pt" style:font-size-asian="12pt" style:font-size-complex="12pt"/>
    </style:style>
    <style:style style:name="P13" style:parent-style-name="Standard" style:family="paragraph">
      <style:paragraph-properties fo:text-align="start"/>
      <style:text-properties fo:font-size="12pt" style:font-size-asian="12pt" style:font-size-complex="12pt"/>
    </style:style>
    <style:style style:name="P14" style:parent-style-name="Standard" style:family="paragraph">
      <style:paragraph-properties fo:text-align="start"/>
      <style:text-properties fo:font-size="12pt" style:font-size-asian="12pt" style:font-size-complex="12pt"/>
    </style:style>
    <style:style style:name="P15" style:parent-style-name="Standard" style:family="paragraph">
      <style:paragraph-properties fo:text-align="center"/>
      <style:text-properties fo:font-size="12pt" style:font-size-asian="12pt" style:font-size-complex="12pt"/>
    </style:style>
    <style:style style:name="P16" style:parent-style-name="Standard" style:family="paragraph">
      <style:paragraph-properties fo:text-align="center"/>
      <style:text-properties fo:font-size="12pt" style:font-size-asian="12pt" style:font-size-complex="12pt"/>
    </style:style>
    <style:style style:name="P17" style:parent-style-name="Standard" style:family="paragraph">
      <style:paragraph-properties fo:text-align="center"/>
      <style:text-properties fo:font-size="12pt" style:font-size-asian="12pt" style:font-size-complex="12pt"/>
    </style:style>
    <style:style style:name="P18" style:parent-style-name="Standard" style:family="paragraph">
      <style:paragraph-properties fo:text-align="center"/>
      <style:text-properties fo:font-size="12pt" style:font-size-asian="12pt" style:font-size-complex="12pt"/>
    </style:style>
    <style:style style:name="P19" style:parent-style-name="Standard" style:family="paragraph">
      <style:paragraph-properties fo:text-align="start"/>
      <style:text-properties fo:font-size="12pt" style:font-size-asian="12pt" style:font-size-complex="12pt"/>
    </style:style>
    <style:style style:name="P20" style:parent-style-name="Standard" style:family="paragraph">
      <style:paragraph-properties fo:text-align="start"/>
      <style:text-properties fo:font-size="12pt" style:font-size-asian="12pt" style:font-size-complex="12pt"/>
    </style:style>
    <style:style style:name="P21" style:parent-style-name="Standard" style:family="paragraph">
      <style:paragraph-properties fo:text-align="start"/>
      <style:text-properties fo:font-size="12pt" style:font-size-asian="12pt" style:font-size-complex="12pt"/>
    </style:style>
    <style:style style:name="P22" style:parent-style-name="Standard" style:family="paragraph">
      <style:paragraph-properties fo:text-align="start"/>
      <style:text-properties fo:font-size="12pt" style:font-size-asian="12pt" style:font-size-complex="12pt"/>
    </style:style>
    <style:style style:name="P23" style:parent-style-name="Titre1" style:family="paragraph">
      <style:paragraph-properties fo:break-before="page"/>
    </style:style>
    <style:style style:name="P24" style:parent-style-name="Standard" style:family="paragraph">
      <style:paragraph-properties fo:text-align="start"/>
      <style:text-properties fo:font-size="12pt" style:font-size-asian="12pt" style:font-size-complex="12pt"/>
    </style:style>
    <style:style style:name="P25" style:parent-style-name="Standard" style:family="paragraph">
      <style:paragraph-properties fo:text-align="start"/>
      <style:text-properties fo:font-size="12pt" style:font-size-asian="12pt" style:font-size-complex="12pt"/>
    </style:style>
    <style:style style:name="P26" style:parent-style-name="Textbody" style:family="paragraph">
      <style:paragraph-properties fo:line-height="150%"/>
    </style:style>
    <style:style style:name="P27" style:parent-style-name="Standard" style:family="paragraph">
      <style:paragraph-properties fo:text-align="start"/>
      <style:text-properties fo:font-size="12pt" style:font-size-asian="12pt" style:font-size-complex="12pt"/>
    </style:style>
    <style:style style:name="P28" style:parent-style-name="Standard" style:family="paragraph">
      <style:paragraph-properties fo:text-align="start"/>
      <style:text-properties fo:font-size="12pt" style:font-size-asian="12pt" style:font-size-complex="12pt"/>
    </style:style>
    <style:style style:name="P29" style:parent-style-name="Standard" style:family="paragraph">
      <style:paragraph-properties fo:text-align="start"/>
      <style:text-properties fo:font-size="12pt" style:font-size-asian="12pt" style:font-size-complex="12pt"/>
    </style:style>
    <style:style style:name="P30" style:parent-style-name="Standard" style:family="paragraph">
      <style:paragraph-properties fo:text-align="start"/>
      <style:text-properties fo:font-size="12pt" style:font-size-asian="12pt" style:font-size-complex="12pt"/>
    </style:style>
    <style:style style:name="P31" style:parent-style-name="Standard" style:family="paragraph">
      <style:paragraph-properties fo:text-align="start"/>
      <style:text-properties fo:font-size="12pt" style:font-size-asian="12pt" style:font-size-complex="12pt"/>
    </style:style>
    <style:style style:name="P32" style:parent-style-name="Standard" style:family="paragraph">
      <style:paragraph-properties fo:text-align="start"/>
      <style:text-properties fo:font-size="12pt" style:font-size-asian="12pt" style:font-size-complex="12pt"/>
    </style:style>
    <style:style style:name="P33" style:parent-style-name="Titre1" style:family="paragraph">
      <style:paragraph-properties fo:break-before="page"/>
    </style:style>
    <style:style style:name="P34" style:parent-style-name="Standard" style:family="paragraph">
      <style:paragraph-properties fo:text-align="start"/>
      <style:text-properties fo:font-size="12pt" style:font-size-asian="12pt" style:font-size-complex="12pt"/>
    </style:style>
    <style:style style:name="P35" style:parent-style-name="Standard" style:family="paragraph">
      <style:paragraph-properties fo:text-align="start"/>
      <style:text-properties fo:font-size="12pt" style:font-size-asian="12pt" style:font-size-complex="12pt"/>
    </style:style>
    <style:style style:name="P36" style:parent-style-name="Standard" style:family="paragraph">
      <style:paragraph-properties fo:text-align="start"/>
    </style:style>
    <style:style style:name="T37" style:parent-style-name="Policepardéfaut" style:family="text">
      <style:text-properties fo:font-size="12pt" style:font-size-asian="12pt" style:font-size-complex="12pt"/>
    </style:style>
    <style:style style:name="P38" style:parent-style-name="Standard" style:family="paragraph">
      <style:paragraph-properties fo:text-align="start"/>
      <style:text-properties fo:font-size="12pt" style:font-size-asian="12pt" style:font-size-complex="12pt"/>
    </style:style>
    <style:style style:name="P39" style:parent-style-name="Standard" style:family="paragraph">
      <style:paragraph-properties fo:text-align="start"/>
      <style:text-properties fo:font-size="12pt" style:font-size-asian="12pt" style:font-size-complex="12pt"/>
    </style:style>
    <style:style style:name="P40" style:parent-style-name="Standard" style:family="paragraph">
      <style:paragraph-properties fo:text-align="start"/>
      <style:text-properties fo:font-size="12pt" style:font-size-asian="12pt" style:font-size-complex="12pt"/>
    </style:style>
    <style:style style:name="P41" style:parent-style-name="Standard" style:family="paragraph">
      <style:paragraph-properties fo:text-align="start"/>
      <style:text-properties fo:font-size="12pt" style:font-size-asian="12pt" style:font-size-complex="12pt"/>
    </style:style>
    <style:style style:name="P42" style:parent-style-name="Titre1" style:family="paragraph">
      <style:paragraph-properties fo:break-before="page"/>
    </style:style>
    <style:style style:name="P43" style:parent-style-name="Standard" style:family="paragraph">
      <style:paragraph-properties fo:text-align="start"/>
      <style:text-properties fo:font-size="12pt" style:font-size-asian="12pt" style:font-size-complex="12pt"/>
    </style:style>
    <style:style style:name="P44" style:parent-style-name="Standard" style:family="paragraph">
      <style:paragraph-properties fo:text-align="start"/>
      <style:text-properties fo:font-size="12pt" style:font-size-asian="12pt" style:font-size-complex="12pt"/>
    </style:style>
    <style:style style:name="P45" style:parent-style-name="Standard" style:family="paragraph">
      <style:paragraph-properties fo:text-align="start"/>
      <style:text-properties fo:font-size="12pt" style:font-size-asian="12pt" style:font-size-complex="12pt"/>
    </style:style>
    <style:style style:name="P46" style:parent-style-name="Titre1" style:family="paragraph">
      <style:paragraph-properties fo:break-before="page"/>
    </style:style>
    <style:style style:name="P47" style:parent-style-name="Standard" style:family="paragraph">
      <style:paragraph-properties fo:text-align="start"/>
    </style:style>
    <style:style style:name="P48" style:parent-style-name="Standard" style:family="paragraph">
      <style:paragraph-properties fo:text-align="start"/>
      <style:text-properties fo:font-size="12pt" style:font-size-asian="12pt" style:font-size-complex="12pt"/>
    </style:style>
    <style:style style:name="P49" style:parent-style-name="Standard" style:family="paragraph">
      <style:paragraph-properties fo:text-align="start"/>
      <style:text-properties fo:font-size="12pt" style:font-size-asian="12pt" style:font-size-complex="12pt"/>
    </style:style>
    <style:style style:name="P50" style:parent-style-name="Titre1" style:family="paragraph">
      <style:paragraph-properties fo:break-before="page"/>
    </style:style>
    <style:style style:name="P51" style:parent-style-name="Standard" style:family="paragraph">
      <style:paragraph-properties fo:text-align="start"/>
      <style:text-properties fo:font-size="12pt" style:font-size-asian="12pt" style:font-size-complex="12pt"/>
    </style:style>
    <style:style style:name="P52" style:parent-style-name="Titre1" style:family="paragraph">
      <style:paragraph-properties fo:break-before="page" fo:text-align="start"/>
    </style:style>
    <style:style style:name="P53" style:parent-style-name="Standard" style:family="paragraph">
      <style:paragraph-properties fo:text-align="start"/>
    </style:style>
    <style:style style:name="T54" style:parent-style-name="Policepardéfaut" style:family="text">
      <style:text-properties fo:color="#FF0000"/>
    </style:style>
    <style:style style:name="T55" style:parent-style-name="Policepardéfaut" style:family="text">
      <style:text-properties fo:font-weight="bold" style:font-weight-asian="bold" style:font-weight-complex="bold"/>
    </style:style>
    <style:style style:name="T56" style:parent-style-name="Policepardéfaut" style:family="text">
      <style:text-properties fo:color="#FF0000"/>
    </style:style>
    <style:style style:name="T57" style:parent-style-name="Policepardéfaut" style:family="text">
      <style:text-properties fo:color="#FF0000"/>
    </style:style>
    <style:style style:name="T58" style:parent-style-name="Policepardéfaut" style:family="text">
      <style:text-properties fo:color="#FF0000"/>
    </style:style>
    <style:style style:name="T59" style:parent-style-name="Policepardéfaut" style:family="text">
      <style:text-properties fo:font-weight="bold" style:font-weight-asian="bold" style:font-weight-complex="bold" fo:color="#FF0000"/>
    </style:style>
    <style:style style:name="T60" style:parent-style-name="Policepardéfaut" style:family="text">
      <style:text-properties style:font-weight-complex="bold" fo:color="#FF0000"/>
    </style:style>
    <style:style style:name="T61" style:parent-style-name="Policepardéfaut" style:family="text">
      <style:text-properties style:font-weight-complex="bold" fo:color="#FF0000"/>
    </style:style>
    <style:style style:name="T62" style:parent-style-name="Policepardéfaut" style:family="text">
      <style:text-properties fo:font-weight="bold" style:font-weight-asian="bold" style:font-weight-complex="bold"/>
    </style:style>
    <style:style style:name="T63" style:parent-style-name="Policepardéfaut" style:family="text">
      <style:text-properties fo:color="#FF0000"/>
    </style:style>
    <style:style style:name="T64" style:parent-style-name="Policepardéfaut" style:family="text">
      <style:text-properties fo:color="#CE181E"/>
    </style:style>
    <style:style style:name="T65" style:parent-style-name="Policepardéfaut" style:family="text">
      <style:text-properties fo:color="#CE181E"/>
    </style:style>
    <style:style style:name="T66" style:parent-style-name="Policepardéfaut" style:family="text">
      <style:text-properties fo:color="#FF0000"/>
    </style:style>
    <style:style style:name="T67" style:parent-style-name="Policepardéfaut" style:family="text">
      <style:text-properties fo:color="#FF0000"/>
    </style:style>
    <style:style style:name="T68" style:parent-style-name="Policepardéfaut" style:family="text">
      <style:text-properties fo:color="#CE181E"/>
    </style:style>
    <style:style style:name="P69" style:parent-style-name="Titre1" style:family="paragraph">
      <style:paragraph-properties fo:break-before="page" fo:text-align="start"/>
    </style:style>
    <style:style style:name="P70" style:parent-style-name="Titre2" style:family="paragraph">
      <style:paragraph-properties fo:margin-left="0.7402in" fo:text-indent="0in">
        <style:tab-stops/>
      </style:paragraph-properties>
    </style:style>
    <style:style style:name="P71" style:parent-style-name="Titre3" style:family="paragraph">
      <style:paragraph-properties fo:margin-top="0in" fo:margin-bottom="0in"/>
    </style:style>
    <style:style style:name="P72" style:parent-style-name="Firstlineindent" style:family="paragraph">
      <style:paragraph-properties fo:margin-top="0.1in" fo:margin-bottom="0.1in"/>
    </style:style>
    <style:style style:name="T73" style:parent-style-name="Policepardéfaut" style:family="text">
      <style:text-properties fo:color="#C00000"/>
    </style:style>
    <style:style style:name="T74" style:parent-style-name="Policepardéfaut" style:family="text">
      <style:text-properties fo:color="#C00000"/>
    </style:style>
    <style:style style:name="T75" style:parent-style-name="Policepardéfaut" style:family="text">
      <style:text-properties fo:color="#C00000"/>
    </style:style>
    <style:style style:name="T76" style:parent-style-name="Policepardéfaut" style:family="text">
      <style:text-properties style:font-weight-complex="bold" fo:color="#C00000"/>
    </style:style>
    <style:style style:name="T77" style:parent-style-name="Policepardéfaut" style:family="text">
      <style:text-properties fo:font-weight="bold" style:font-weight-asian="bold" style:font-weight-complex="bold"/>
    </style:style>
    <style:style style:name="P78" style:parent-style-name="Titre2" style:family="paragraph"/>
    <style:style style:name="P79" style:parent-style-name="Standard" style:family="paragraph">
      <style:paragraph-properties fo:line-height="150%"/>
    </style:style>
    <style:style style:name="P80" style:parent-style-name="Standard" style:family="paragraph">
      <style:paragraph-properties fo:line-height="150%"/>
    </style:style>
    <style:style style:name="T81" style:parent-style-name="Policepardéfaut" style:family="text">
      <style:text-properties fo:color="#C00000"/>
    </style:style>
    <style:style style:name="T82" style:parent-style-name="Policepardéfaut" style:family="text">
      <style:text-properties style:font-weight-complex="bold" fo:color="#C00000"/>
    </style:style>
    <style:style style:name="T83" style:parent-style-name="Policepardéfaut" style:family="text">
      <style:text-properties fo:font-weight="bold" style:font-weight-asian="bold" style:font-weight-complex="bold"/>
    </style:style>
    <style:style style:name="P84" style:parent-style-name="Standard" style:family="paragraph">
      <style:paragraph-properties fo:line-height="150%"/>
    </style:style>
    <style:style style:name="T85" style:parent-style-name="Policepardéfaut" style:family="text">
      <style:text-properties fo:color="#C00000"/>
    </style:style>
    <style:style style:name="T86" style:parent-style-name="Policepardéfaut" style:family="text">
      <style:text-properties fo:font-style="italic" style:font-style-asian="italic" fo:color="#C00000"/>
    </style:style>
    <style:style style:name="T87" style:parent-style-name="Policepardéfaut" style:family="text">
      <style:text-properties fo:color="#C00000"/>
    </style:style>
    <style:style style:name="T88" style:parent-style-name="Policepardéfaut" style:family="text">
      <style:text-properties fo:color="#CE181E"/>
    </style:style>
    <style:style style:name="T89" style:parent-style-name="Policepardéfaut" style:family="text">
      <style:text-properties fo:color="#CE181E"/>
    </style:style>
    <style:style style:name="P90" style:parent-style-name="Standard" style:family="paragraph">
      <style:paragraph-properties fo:line-height="150%"/>
    </style:style>
    <style:style style:name="T91" style:parent-style-name="Policepardéfaut" style:family="text">
      <style:text-properties fo:color="#C00000"/>
    </style:style>
    <style:style style:name="P92" style:parent-style-name="Standard" style:family="paragraph">
      <style:paragraph-properties fo:line-height="150%"/>
    </style:style>
    <style:style style:name="P93" style:parent-style-name="Standard" style:family="paragraph">
      <style:paragraph-properties fo:line-height="150%"/>
    </style:style>
    <style:style style:name="P94" style:parent-style-name="Standard" style:family="paragraph">
      <style:paragraph-properties fo:line-height="150%"/>
    </style:style>
    <style:style style:name="P95" style:parent-style-name="Standard" style:family="paragraph">
      <style:paragraph-properties fo:line-height="150%"/>
    </style:style>
    <style:style style:name="P96" style:parent-style-name="Standard" style:family="paragraph">
      <style:paragraph-properties fo:line-height="150%"/>
    </style:style>
    <style:style style:name="P97" style:parent-style-name="Standard" style:family="paragraph">
      <style:paragraph-properties fo:line-height="150%"/>
    </style:style>
    <style:style style:name="P98" style:parent-style-name="Standard" style:family="paragraph">
      <style:paragraph-properties fo:line-height="150%"/>
    </style:style>
    <style:style style:name="P99" style:parent-style-name="Standard" style:family="paragraph">
      <style:paragraph-properties fo:line-height="150%"/>
    </style:style>
    <style:style style:name="P100" style:parent-style-name="Standard" style:family="paragraph">
      <style:paragraph-properties fo:line-height="150%"/>
    </style:style>
    <style:style style:name="P101" style:parent-style-name="Standard" style:family="paragraph">
      <style:paragraph-properties fo:line-height="150%"/>
    </style:style>
    <style:style style:name="P102" style:parent-style-name="Standard" style:family="paragraph">
      <style:paragraph-properties fo:line-height="150%"/>
    </style:style>
    <style:style style:name="P103" style:parent-style-name="Standard" style:family="paragraph">
      <style:paragraph-properties fo:line-height="150%"/>
    </style:style>
    <style:style style:name="P104" style:parent-style-name="Standard" style:family="paragraph">
      <style:paragraph-properties fo:line-height="150%"/>
    </style:style>
    <style:style style:name="P105" style:parent-style-name="Standard" style:family="paragraph">
      <style:paragraph-properties fo:line-height="150%"/>
    </style:style>
    <style:style style:name="P106" style:parent-style-name="Standard" style:family="paragraph">
      <style:paragraph-properties fo:line-height="150%"/>
    </style:style>
    <style:style style:name="T107" style:parent-style-name="Policepardéfaut" style:family="text">
      <style:text-properties style:font-weight-complex="bold" fo:color="#C00000"/>
    </style:style>
    <style:style style:name="P108" style:parent-style-name="Standard" style:family="paragraph">
      <style:paragraph-properties fo:line-height="150%"/>
    </style:style>
    <style:style style:name="P109" style:parent-style-name="Standard" style:family="paragraph">
      <style:paragraph-properties fo:line-height="150%"/>
    </style:style>
    <style:style style:name="P110" style:parent-style-name="Standard" style:family="paragraph">
      <style:paragraph-properties fo:line-height="150%"/>
    </style:style>
    <style:style style:name="P111" style:parent-style-name="Standard" style:family="paragraph">
      <style:paragraph-properties fo:line-height="150%"/>
    </style:style>
    <style:style style:name="P112" style:parent-style-name="Standard" style:family="paragraph">
      <style:paragraph-properties fo:line-height="150%"/>
    </style:style>
    <style:style style:name="P113" style:parent-style-name="Standard" style:family="paragraph">
      <style:paragraph-properties fo:line-height="150%"/>
    </style:style>
    <style:style style:name="P114" style:parent-style-name="Standard" style:family="paragraph">
      <style:paragraph-properties fo:line-height="150%"/>
    </style:style>
    <style:style style:name="T115" style:parent-style-name="Policepardéfaut" style:family="text">
      <style:text-properties fo:font-weight="bold" style:font-weight-asian="bold" style:font-weight-complex="bold"/>
    </style:style>
    <style:style style:name="P116" style:parent-style-name="Standard" style:family="paragraph">
      <style:paragraph-properties fo:line-height="150%"/>
    </style:style>
    <style:style style:name="P117" style:parent-style-name="Standard" style:family="paragraph">
      <style:paragraph-properties fo:line-height="150%"/>
    </style:style>
    <style:style style:name="P118"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119"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120" style:parent-style-name="Standard" style:family="paragraph">
      <style:paragraph-properties fo:line-height="150%"/>
    </style:style>
    <style:style style:name="P121" style:parent-style-name="Standard" style:family="paragraph">
      <style:paragraph-properties fo:line-height="150%"/>
    </style:style>
    <style:style style:name="T122" style:parent-style-name="Policepardéfaut" style:family="text">
      <style:text-properties style:font-weight-complex="bold" fo:color="#C00000"/>
    </style:style>
    <style:style style:name="T123" style:parent-style-name="Policepardéfaut" style:family="text">
      <style:text-properties style:font-weight-complex="bold" fo:color="#C00000"/>
    </style:style>
    <style:style style:name="P124" style:parent-style-name="Standard" style:family="paragraph">
      <style:paragraph-properties fo:line-height="150%"/>
    </style:style>
    <style:style style:name="P125" style:parent-style-name="Standard" style:family="paragraph">
      <style:paragraph-properties fo:line-height="150%"/>
    </style:style>
    <style:style style:name="P126" style:parent-style-name="Standard" style:family="paragraph">
      <style:paragraph-properties fo:line-height="150%"/>
    </style:style>
    <style:style style:name="P127" style:parent-style-name="Standard" style:family="paragraph">
      <style:paragraph-properties fo:line-height="150%"/>
    </style:style>
    <style:style style:name="T128" style:parent-style-name="Policepardéfaut" style:family="text">
      <style:text-properties style:font-weight-complex="bold" fo:color="#C00000"/>
    </style:style>
    <style:style style:name="P129" style:parent-style-name="Standard" style:family="paragraph">
      <style:paragraph-properties fo:line-height="150%"/>
    </style:style>
    <style:style style:name="P130" style:parent-style-name="Standard" style:family="paragraph">
      <style:paragraph-properties fo:line-height="150%"/>
    </style:style>
    <style:style style:name="P131" style:parent-style-name="Standard" style:family="paragraph">
      <style:paragraph-properties fo:line-height="150%"/>
    </style:style>
    <style:style style:name="P132" style:parent-style-name="Standard" style:family="paragraph">
      <style:paragraph-properties fo:line-height="150%"/>
    </style:style>
    <style:style style:name="P133" style:parent-style-name="Standard" style:family="paragraph">
      <style:paragraph-properties fo:line-height="150%"/>
    </style:style>
    <style:style style:name="T134" style:parent-style-name="Policepardéfaut" style:family="text">
      <style:text-properties style:font-weight-complex="bold" fo:color="#C00000"/>
    </style:style>
    <style:style style:name="P135" style:parent-style-name="Standard" style:family="paragraph">
      <style:paragraph-properties fo:line-height="150%"/>
    </style:style>
    <style:style style:name="T136" style:parent-style-name="Policepardéfaut" style:family="text">
      <style:text-properties style:font-weight-complex="bold" fo:color="#C00000"/>
    </style:style>
    <style:style style:name="P137" style:parent-style-name="Standard" style:family="paragraph">
      <style:paragraph-properties fo:text-align="start"/>
      <style:text-properties fo:font-size="12pt" style:font-size-asian="12pt" style:font-size-complex="12pt"/>
    </style:style>
    <style:style style:name="P138" style:parent-style-name="Standard" style:family="paragraph">
      <style:paragraph-properties fo:text-align="start"/>
      <style:text-properties fo:font-size="12pt" style:font-size-asian="12pt" style:font-size-complex="12pt"/>
    </style:style>
    <style:style style:name="P139" style:parent-style-name="Titre1" style:family="paragraph">
      <style:paragraph-properties fo:text-align="start"/>
    </style:style>
    <style:style style:name="P140" style:parent-style-name="Titre1" style:family="paragraph">
      <style:paragraph-properties fo:break-before="page" fo:text-align="start"/>
    </style:style>
    <style:style style:name="P141" style:parent-style-name="Standard" style:family="paragraph">
      <style:paragraph-properties fo:text-align="start"/>
      <style:text-properties fo:font-size="12pt" style:font-size-asian="12pt" style:font-size-complex="12pt"/>
    </style:style>
    <style:style style:name="T142" style:parent-style-name="Policepardéfaut" style:family="text">
      <style:text-properties fo:font-weight="bold" style:font-weight-asian="bold" style:font-weight-complex="bold" fo:font-size="12pt" style:font-size-asian="12pt" style:font-size-complex="12pt"/>
    </style:style>
    <style:style style:name="P143" style:parent-style-name="Standard" style:family="paragraph">
      <style:paragraph-properties fo:text-align="start" fo:line-height="150%"/>
    </style:style>
    <style:style style:name="P144" style:parent-style-name="Standard" style:family="paragraph">
      <style:paragraph-properties fo:text-align="start" fo:line-height="150%"/>
    </style:style>
    <style:style style:name="T145" style:parent-style-name="Policepardéfaut" style:family="text">
      <style:text-properties fo:font-weight="bold" style:font-weight-asian="bold" style:font-weight-complex="bold"/>
    </style:style>
    <style:style style:name="P146" style:parent-style-name="Standard" style:family="paragraph">
      <style:paragraph-properties fo:text-align="start" fo:line-height="150%"/>
    </style:style>
    <style:style style:name="P147" style:parent-style-name="Standard" style:family="paragraph">
      <style:paragraph-properties fo:text-align="start" fo:line-height="150%"/>
    </style:style>
    <style:style style:name="P148" style:parent-style-name="Standard" style:family="paragraph">
      <style:paragraph-properties fo:text-align="start" fo:line-height="150%"/>
    </style:style>
    <style:style style:name="P149" style:parent-style-name="Standard" style:family="paragraph">
      <style:paragraph-properties fo:text-align="start" fo:line-height="150%"/>
    </style:style>
    <style:style style:name="T150" style:parent-style-name="Policepardéfaut" style:family="text">
      <style:text-properties fo:font-weight="bold" style:font-weight-asian="bold" style:font-weight-complex="bold"/>
    </style:style>
    <style:style style:name="P151" style:parent-style-name="Standard" style:family="paragraph">
      <style:paragraph-properties fo:line-height="150%"/>
    </style:style>
    <style:style style:name="T152" style:parent-style-name="Policepardéfaut" style:family="text">
      <style:text-properties fo:color="#FF0000"/>
    </style:style>
    <style:style style:name="T153" style:parent-style-name="Policepardéfaut" style:family="text">
      <style:text-properties style:use-window-font-color="true"/>
    </style:style>
    <style:style style:name="T154" style:parent-style-name="Policepardéfaut" style:family="text">
      <style:text-properties fo:color="#FF0000"/>
    </style:style>
    <style:style style:name="P155" style:parent-style-name="Standard" style:family="paragraph">
      <style:paragraph-properties fo:line-height="150%"/>
      <style:text-properties style:use-window-font-color="true"/>
    </style:style>
    <style:style style:name="P156" style:parent-style-name="Standard" style:family="paragraph">
      <style:paragraph-properties fo:line-height="150%"/>
      <style:text-properties style:use-window-font-color="true"/>
    </style:style>
    <style:style style:name="P157" style:parent-style-name="Standard" style:family="paragraph">
      <style:paragraph-properties fo:keep-with-next="always" fo:text-align="center" fo:line-height="150%"/>
    </style:style>
    <style:style style:name="T158" style:parent-style-name="Policepardéfaut" style:family="text">
      <style:text-properties fo:language="fr" fo:country="FR" style:language-asian="fr" style:country-asian="FR" style:language-complex="ar" style:country-complex="SA"/>
    </style:style>
    <style:style style:name="P159" style:parent-style-name="Légende" style:family="paragraph">
      <style:paragraph-properties fo:text-align="center"/>
    </style:style>
    <style:style style:name="P160" style:parent-style-name="Standard" style:family="paragraph">
      <style:paragraph-properties fo:text-align="start" fo:line-height="150%"/>
    </style:style>
    <style:style style:name="P161" style:parent-style-name="Standard" style:family="paragraph">
      <style:paragraph-properties fo:keep-with-next="always" fo:text-align="center" fo:line-height="150%"/>
    </style:style>
    <style:style style:name="T162" style:parent-style-name="Policepardéfaut" style:family="text">
      <style:text-properties fo:language="fr" fo:country="FR" style:language-asian="fr" style:country-asian="FR" style:language-complex="ar" style:country-complex="SA"/>
    </style:style>
    <style:style style:name="P163" style:parent-style-name="Légende" style:family="paragraph">
      <style:paragraph-properties fo:text-align="center"/>
    </style:style>
    <style:style style:name="P164" style:parent-style-name="Standard" style:family="paragraph">
      <style:text-properties fo:font-size="12pt" style:font-size-asian="12pt" style:font-size-complex="12pt"/>
    </style:style>
    <style:style style:name="P165" style:parent-style-name="Standard" style:family="paragraph">
      <style:text-properties fo:font-size="12pt" style:font-size-asian="12pt" style:font-size-complex="12pt"/>
    </style:style>
    <style:style style:name="P166" style:parent-style-name="Standard" style:family="paragraph">
      <style:paragraph-properties fo:text-align="start"/>
    </style:style>
    <style:style style:name="T167" style:parent-style-name="Policepardéfaut" style:family="text">
      <style:text-properties fo:font-size="12pt" style:font-size-asian="12pt" style:font-size-complex="12pt"/>
    </style:style>
    <style:style style:name="T168" style:parent-style-name="Policepardéfaut" style:family="text">
      <style:text-properties fo:font-size="12pt" style:font-size-asian="12pt" style:font-size-complex="12pt"/>
    </style:style>
    <style:style style:name="P169" style:parent-style-name="Standard" style:family="paragraph">
      <style:paragraph-properties fo:text-align="start"/>
      <style:text-properties fo:font-size="12pt" style:font-size-asian="12pt" style:font-size-complex="12pt"/>
    </style:style>
    <style:style style:name="P170" style:parent-style-name="Standard" style:family="paragraph">
      <style:paragraph-properties fo:text-align="start"/>
    </style:style>
    <style:style style:name="T171" style:parent-style-name="Policepardéfaut" style:family="text">
      <style:text-properties fo:font-size="12pt" style:font-size-asian="12pt" style:font-size-complex="12pt"/>
    </style:style>
    <style:style style:name="T172" style:parent-style-name="Policepardéfaut" style:family="text">
      <style:text-properties fo:font-size="12pt" style:font-size-asian="12pt" style:font-size-complex="12pt"/>
    </style:style>
    <style:style style:name="T173" style:parent-style-name="Policepardéfaut" style:family="text">
      <style:text-properties fo:font-size="12pt" style:font-size-asian="12pt" style:font-size-complex="12pt"/>
    </style:style>
    <style:style style:name="T174" style:parent-style-name="Policepardéfaut" style:family="text">
      <style:text-properties fo:font-size="12pt" style:font-size-asian="12pt" style:font-size-complex="12pt"/>
    </style:style>
    <style:style style:name="P175" style:parent-style-name="Standard" style:family="paragraph">
      <style:paragraph-properties fo:text-align="start"/>
    </style:style>
    <style:style style:name="T176" style:parent-style-name="Policepardéfaut" style:family="text">
      <style:text-properties fo:font-size="12pt" style:font-size-asian="12pt" style:font-size-complex="12pt"/>
    </style:style>
    <style:style style:name="P177" style:parent-style-name="Standard" style:family="paragraph">
      <style:paragraph-properties fo:text-align="start"/>
      <style:text-properties fo:font-size="12pt" style:font-size-asian="12pt" style:font-size-complex="12pt"/>
    </style:style>
    <style:style style:name="P178" style:parent-style-name="Standard" style:family="paragraph">
      <style:paragraph-properties fo:text-align="start"/>
      <style:text-properties fo:font-size="12pt" style:font-size-asian="12pt" style:font-size-complex="12pt"/>
    </style:style>
    <style:style style:name="P179" style:parent-style-name="Standard" style:family="paragraph">
      <style:paragraph-properties fo:text-align="start"/>
      <style:text-properties fo:font-size="12pt" style:font-size-asian="12pt" style:font-size-complex="12pt"/>
    </style:style>
    <style:style style:name="P180" style:parent-style-name="Standard" style:family="paragraph">
      <style:paragraph-properties fo:text-align="start"/>
      <style:text-properties fo:font-size="12pt" style:font-size-asian="12pt" style:font-size-complex="12pt"/>
    </style:style>
    <style:style style:name="P181" style:parent-style-name="Standard" style:family="paragraph">
      <style:paragraph-properties fo:text-align="start"/>
      <style:text-properties fo:font-size="12pt" style:font-size-asian="12pt" style:font-size-complex="12pt"/>
    </style:style>
    <style:style style:name="P182" style:parent-style-name="Standard" style:family="paragraph">
      <style:paragraph-properties fo:text-align="start"/>
      <style:text-properties fo:font-size="12pt" style:font-size-asian="12pt" style:font-size-complex="12pt"/>
    </style:style>
    <style:style style:name="P183" style:parent-style-name="Standard" style:family="paragraph">
      <style:paragraph-properties fo:text-align="start"/>
      <style:text-properties fo:font-size="12pt" style:font-size-asian="12pt" style:font-size-complex="12pt"/>
    </style:style>
    <style:style style:name="P184" style:parent-style-name="Standard" style:family="paragraph">
      <style:paragraph-properties fo:text-align="start"/>
      <style:text-properties fo:font-size="12pt" style:font-size-asian="12pt" style:font-size-complex="12pt"/>
    </style:style>
    <style:style style:name="P185" style:parent-style-name="Standard" style:family="paragraph">
      <style:paragraph-properties fo:text-align="start"/>
      <style:text-properties fo:font-size="12pt" style:font-size-asian="12pt" style:font-size-complex="12pt"/>
    </style:style>
    <style:style style:name="P186" style:parent-style-name="Standard" style:family="paragraph">
      <style:paragraph-properties fo:text-align="start"/>
    </style:style>
    <style:style style:name="T187" style:parent-style-name="Policepardéfaut" style:family="text">
      <style:text-properties fo:font-size="12pt" style:font-size-asian="12pt" style:font-size-complex="12pt"/>
    </style:style>
    <style:style style:name="T188" style:parent-style-name="Policepardéfaut" style:family="text">
      <style:text-properties style:font-weight-complex="bold" fo:color="#C00000" fo:font-size="12pt" style:font-size-asian="12pt" style:font-size-complex="12pt"/>
    </style:style>
    <style:style style:name="T189" style:parent-style-name="Policepardéfaut" style:family="text">
      <style:text-properties fo:font-size="12pt" style:font-size-asian="12pt" style:font-size-complex="12pt"/>
    </style:style>
    <style:style style:name="T190" style:parent-style-name="Policepardéfaut" style:family="text">
      <style:text-properties fo:font-weight="bold" style:font-weight-asian="bold" style:font-weight-complex="bold" fo:font-size="12pt" style:font-size-asian="12pt" style:font-size-complex="12pt"/>
    </style:style>
    <style:style style:name="T191" style:parent-style-name="Policepardéfaut" style:family="text">
      <style:text-properties fo:font-size="12pt" style:font-size-asian="12pt" style:font-size-complex="12pt"/>
    </style:style>
    <style:style style:name="P192" style:parent-style-name="Standard" style:family="paragraph">
      <style:paragraph-properties fo:text-align="start"/>
      <style:text-properties fo:font-size="12pt" style:font-size-asian="12pt" style:font-size-complex="12pt"/>
    </style:style>
    <style:style style:name="P193" style:parent-style-name="Standard" style:family="paragraph">
      <style:paragraph-properties fo:text-align="start"/>
      <style:text-properties fo:font-size="12pt" style:font-size-asian="12pt" style:font-size-complex="12pt"/>
    </style:style>
    <style:style style:name="P194" style:parent-style-name="Standard" style:family="paragraph">
      <style:paragraph-properties fo:text-align="start"/>
    </style:style>
    <style:style style:name="T195" style:parent-style-name="Policepardéfaut" style:family="text">
      <style:text-properties fo:font-size="12pt" style:font-size-asian="12pt" style:font-size-complex="12pt"/>
    </style:style>
    <style:style style:name="P196" style:parent-style-name="Standard" style:family="paragraph">
      <style:paragraph-properties fo:text-align="start"/>
      <style:text-properties fo:font-size="12pt" style:font-size-asian="12pt" style:font-size-complex="12pt"/>
    </style:style>
    <style:style style:name="P197" style:parent-style-name="Standard" style:family="paragraph">
      <style:paragraph-properties fo:text-align="start"/>
      <style:text-properties fo:font-size="12pt" style:font-size-asian="12pt" style:font-size-complex="12pt"/>
    </style:style>
    <style:style style:name="P198" style:parent-style-name="Standard" style:family="paragraph">
      <style:paragraph-properties fo:text-align="start"/>
      <style:text-properties fo:font-size="12pt" style:font-size-asian="12pt" style:font-size-complex="12pt"/>
    </style:style>
    <style:style style:name="P199" style:parent-style-name="Standard" style:family="paragraph">
      <style:paragraph-properties fo:text-align="start"/>
      <style:text-properties fo:font-size="12pt" style:font-size-asian="12pt" style:font-size-complex="12pt"/>
    </style:style>
    <style:style style:name="P200" style:parent-style-name="Standard" style:family="paragraph">
      <style:paragraph-properties fo:text-align="start"/>
    </style:style>
    <style:style style:name="T201" style:parent-style-name="Policepardéfaut" style:family="text">
      <style:text-properties fo:font-size="12pt" style:font-size-asian="12pt" style:font-size-complex="12pt"/>
    </style:style>
    <style:style style:name="T202" style:parent-style-name="Policepardéfaut" style:family="text">
      <style:text-properties fo:font-size="12pt" style:font-size-asian="12pt" style:font-size-complex="12pt"/>
    </style:style>
    <style:style style:name="T203" style:parent-style-name="Policepardéfaut" style:family="text">
      <style:text-properties style:font-weight-complex="bold" fo:color="#C00000" fo:font-size="12pt" style:font-size-asian="12pt" style:font-size-complex="12pt"/>
    </style:style>
    <style:style style:name="T204" style:parent-style-name="Policepardéfaut" style:family="text">
      <style:text-properties fo:font-size="12pt" style:font-size-asian="12pt" style:font-size-complex="12pt"/>
    </style:style>
    <style:style style:name="T205" style:parent-style-name="Policepardéfaut" style:family="text">
      <style:text-properties fo:font-size="12pt" style:font-size-asian="12pt" style:font-size-complex="12pt"/>
    </style:style>
    <style:style style:name="P206" style:parent-style-name="Standard" style:family="paragraph">
      <style:paragraph-properties fo:text-align="start"/>
      <style:text-properties fo:font-size="12pt" style:font-size-asian="12pt" style:font-size-complex="12pt"/>
    </style:style>
    <style:style style:name="P207" style:parent-style-name="Standard" style:family="paragraph">
      <style:paragraph-properties fo:text-align="start"/>
      <style:text-properties fo:font-size="12pt" style:font-size-asian="12pt" style:font-size-complex="12pt"/>
    </style:style>
    <style:style style:name="P208" style:parent-style-name="Normal" style:family="paragraph">
      <style:text-properties fo:font-weight="bold" style:font-weight-asian="bold" style:font-weight-complex="bold"/>
    </style:style>
    <style:style style:name="P209" style:parent-style-name="Normal" style:family="paragraph">
      <style:text-properties fo:font-weight="bold" style:font-weight-asian="bold" style:font-weight-complex="bold"/>
    </style:style>
    <style:style style:name="P210" style:parent-style-name="Standard" style:family="paragraph">
      <style:paragraph-properties fo:text-align="start"/>
    </style:style>
    <style:style style:name="T211" style:parent-style-name="Policepardéfaut" style:family="text">
      <style:text-properties fo:font-size="12pt" style:font-size-asian="12pt" style:font-size-complex="12pt"/>
    </style:style>
    <style:style style:name="T212" style:parent-style-name="Policepardéfaut" style:family="text">
      <style:text-properties fo:font-size="12pt" style:font-size-asian="12pt" style:font-size-complex="12pt"/>
    </style:style>
    <style:style style:name="T213" style:parent-style-name="Policepardéfaut" style:family="text">
      <style:text-properties fo:font-size="12pt" style:font-size-asian="12pt" style:font-size-complex="12pt"/>
    </style:style>
    <style:style style:name="T214" style:parent-style-name="Policepardéfaut" style:family="text">
      <style:text-properties fo:font-size="12pt" style:font-size-asian="12pt" style:font-size-complex="12pt"/>
    </style:style>
    <style:style style:name="P215" style:parent-style-name="Standard" style:family="paragraph">
      <style:paragraph-properties fo:text-align="start"/>
      <style:text-properties fo:font-size="12pt" style:font-size-asian="12pt" style:font-size-complex="12pt"/>
    </style:style>
    <style:style style:name="P216" style:parent-style-name="Standard" style:family="paragraph">
      <style:paragraph-properties fo:text-align="start"/>
      <style:text-properties fo:font-weight="bold" style:font-weight-asian="bold" style:font-weight-complex="bold" fo:font-size="12pt" style:font-size-asian="12pt" style:font-size-complex="12pt"/>
    </style:style>
    <style:style style:name="P217" style:parent-style-name="Standard" style:family="paragraph">
      <style:paragraph-properties fo:text-align="start"/>
      <style:text-properties fo:font-size="12pt" style:font-size-asian="12pt" style:font-size-complex="12pt"/>
    </style:style>
    <style:style style:name="P218" style:parent-style-name="Standard" style:family="paragraph">
      <style:paragraph-properties fo:text-align="start"/>
      <style:text-properties fo:font-size="12pt" style:font-size-asian="12pt" style:font-size-complex="12pt"/>
    </style:style>
    <style:style style:name="P219" style:parent-style-name="Standard" style:family="paragraph">
      <style:paragraph-properties fo:text-align="start"/>
    </style:style>
    <style:style style:name="T220" style:parent-style-name="Policepardéfaut" style:family="text">
      <style:text-properties fo:font-weight="bold" style:font-weight-asian="bold" style:font-weight-complex="bold" fo:font-size="12pt" style:font-size-asian="12pt" style:font-size-complex="12pt"/>
    </style:style>
    <style:style style:name="T221" style:parent-style-name="Policepardéfaut" style:family="text">
      <style:text-properties fo:font-size="12pt" style:font-size-asian="12pt" style:font-size-complex="12pt"/>
    </style:style>
    <style:style style:name="T222" style:parent-style-name="Policepardéfaut" style:family="text">
      <style:text-properties fo:font-size="12pt" style:font-size-asian="12pt" style:font-size-complex="12pt"/>
    </style:style>
    <style:style style:name="P223" style:parent-style-name="Standard" style:family="paragraph">
      <style:paragraph-properties fo:text-align="start"/>
    </style:style>
    <style:style style:name="T224" style:parent-style-name="Policepardéfaut" style:family="text">
      <style:text-properties fo:font-weight="bold" style:font-weight-asian="bold" style:font-weight-complex="bold" fo:font-size="12pt" style:font-size-asian="12pt" style:font-size-complex="12pt"/>
    </style:style>
    <style:style style:name="T225" style:parent-style-name="Policepardéfaut" style:family="text">
      <style:text-properties fo:font-size="12pt" style:font-size-asian="12pt" style:font-size-complex="12pt"/>
    </style:style>
    <style:style style:name="T226" style:parent-style-name="Policepardéfaut" style:family="text">
      <style:text-properties fo:font-size="12pt" style:font-size-asian="12pt" style:font-size-complex="12pt"/>
    </style:style>
    <style:style style:name="P227" style:parent-style-name="Standard" style:family="paragraph">
      <style:paragraph-properties fo:text-align="start"/>
    </style:style>
    <style:style style:name="T228" style:parent-style-name="Policepardéfaut" style:family="text">
      <style:text-properties fo:font-weight="bold" style:font-weight-asian="bold" style:font-weight-complex="bold" fo:font-size="12pt" style:font-size-asian="12pt" style:font-size-complex="12pt"/>
    </style:style>
    <style:style style:name="T229" style:parent-style-name="Policepardéfaut" style:family="text">
      <style:text-properties fo:font-weight="bold" style:font-weight-asian="bold" style:font-weight-complex="bold" fo:font-size="12pt" style:font-size-asian="12pt" style:font-size-complex="12pt"/>
    </style:style>
    <style:style style:name="T230" style:parent-style-name="Policepardéfaut" style:family="text">
      <style:text-properties fo:font-size="12pt" style:font-size-asian="12pt" style:font-size-complex="12pt"/>
    </style:style>
    <style:style style:name="P231" style:parent-style-name="Standard" style:family="paragraph">
      <style:paragraph-properties fo:text-align="start"/>
      <style:text-properties fo:font-size="12pt" style:font-size-asian="12pt" style:font-size-complex="12pt"/>
    </style:style>
    <style:style style:name="P232" style:parent-style-name="Standard" style:family="paragraph">
      <style:paragraph-properties fo:text-align="start"/>
    </style:style>
    <style:style style:name="T233" style:parent-style-name="Policepardéfaut" style:family="text">
      <style:text-properties fo:font-weight="bold" style:font-weight-asian="bold" style:font-weight-complex="bold" fo:font-size="12pt" style:font-size-asian="12pt" style:font-size-complex="12pt"/>
    </style:style>
    <style:style style:name="T234" style:parent-style-name="Policepardéfaut" style:family="text">
      <style:text-properties fo:font-weight="bold" style:font-weight-asian="bold" style:font-weight-complex="bold" fo:font-size="12pt" style:font-size-asian="12pt" style:font-size-complex="12pt"/>
    </style:style>
    <style:style style:name="T235" style:parent-style-name="Policepardéfaut" style:family="text">
      <style:text-properties fo:font-size="12pt" style:font-size-asian="12pt" style:font-size-complex="12pt"/>
    </style:style>
    <style:style style:name="T236" style:parent-style-name="Policepardéfaut" style:family="text">
      <style:text-properties fo:font-size="12pt" style:font-size-asian="12pt" style:font-size-complex="12pt"/>
    </style:style>
    <style:style style:name="P237" style:parent-style-name="Normal" style:family="paragraph">
      <style:text-properties fo:font-weight="bold" style:font-weight-asian="bold" style:font-weight-complex="bold"/>
    </style:style>
    <style:style style:name="P238" style:parent-style-name="Standard" style:family="paragraph">
      <style:paragraph-properties fo:text-align="start"/>
    </style:style>
    <style:style style:name="T239" style:parent-style-name="Policepardéfaut" style:family="text">
      <style:text-properties fo:font-size="12pt" style:font-size-asian="12pt" style:font-size-complex="12pt"/>
    </style:style>
    <style:style style:name="T240" style:parent-style-name="Policepardéfaut" style:family="text">
      <style:text-properties fo:font-size="12pt" style:font-size-asian="12pt" style:font-size-complex="12pt"/>
    </style:style>
    <style:style style:name="T241" style:parent-style-name="Policepardéfaut" style:family="text">
      <style:text-properties fo:font-size="12pt" style:font-size-asian="12pt" style:font-size-complex="12pt"/>
    </style:style>
    <style:style style:name="P242" style:parent-style-name="Standard" style:family="paragraph">
      <style:paragraph-properties fo:text-align="start"/>
      <style:text-properties fo:font-size="12pt" style:font-size-asian="12pt" style:font-size-complex="12pt"/>
    </style:style>
    <style:style style:name="P243" style:parent-style-name="Normal" style:family="paragraph">
      <style:text-properties fo:font-weight="bold" style:font-weight-asian="bold" style:font-weight-complex="bold"/>
    </style:style>
    <style:style style:name="P244" style:parent-style-name="Normal" style:family="paragraph">
      <style:text-properties fo:font-weight="bold" style:font-weight-asian="bold" style:font-weight-complex="bold"/>
    </style:style>
    <style:style style:name="P245" style:parent-style-name="Standard" style:family="paragraph">
      <style:paragraph-properties fo:text-align="start"/>
      <style:text-properties fo:font-size="12pt" style:font-size-asian="12pt" style:font-size-complex="12pt"/>
    </style:style>
    <style:style style:name="P246" style:parent-style-name="Standard" style:family="paragraph">
      <style:paragraph-properties fo:text-align="start"/>
      <style:text-properties fo:font-size="12pt" style:font-size-asian="12pt" style:font-size-complex="12pt"/>
    </style:style>
    <style:style style:name="P247" style:parent-style-name="Standard" style:family="paragraph">
      <style:paragraph-properties fo:text-align="start"/>
      <style:text-properties fo:font-size="12pt" style:font-size-asian="12pt" style:font-size-complex="12pt"/>
    </style:style>
    <style:style style:name="P248" style:parent-style-name="Standard" style:family="paragraph">
      <style:paragraph-properties fo:text-align="start"/>
      <style:text-properties fo:font-size="12pt" style:font-size-asian="12pt" style:font-size-complex="12pt"/>
    </style:style>
    <style:style style:name="P249" style:parent-style-name="Standard" style:family="paragraph">
      <style:paragraph-properties fo:text-align="start"/>
      <style:text-properties fo:font-size="12pt" style:font-size-asian="12pt" style:font-size-complex="12pt"/>
    </style:style>
    <style:style style:name="P250" style:parent-style-name="Standard" style:family="paragraph">
      <style:paragraph-properties fo:text-align="start"/>
      <style:text-properties fo:font-size="12pt" style:font-size-asian="12pt" style:font-size-complex="12pt"/>
    </style:style>
    <style:style style:name="P251" style:parent-style-name="Standard" style:family="paragraph">
      <style:paragraph-properties fo:text-align="start"/>
      <style:text-properties fo:font-size="12pt" style:font-size-asian="12pt" style:font-size-complex="12pt"/>
    </style:style>
    <style:style style:name="P252" style:parent-style-name="Standard" style:family="paragraph">
      <style:paragraph-properties fo:text-align="start"/>
      <style:text-properties fo:font-size="12pt" style:font-size-asian="12pt" style:font-size-complex="12pt"/>
    </style:style>
    <style:style style:name="P253" style:parent-style-name="Standard" style:family="paragraph">
      <style:paragraph-properties fo:text-align="start"/>
      <style:text-properties fo:font-size="12pt" style:font-size-asian="12pt" style:font-size-complex="12pt"/>
    </style:style>
    <style:style style:name="P254" style:parent-style-name="Standard" style:family="paragraph">
      <style:paragraph-properties fo:text-align="start"/>
      <style:text-properties fo:font-size="12pt" style:font-size-asian="12pt" style:font-size-complex="12pt"/>
    </style:style>
    <style:style style:name="P255" style:parent-style-name="Normal" style:family="paragraph">
      <style:text-properties fo:font-weight="bold" style:font-weight-asian="bold" style:font-weight-complex="bold"/>
    </style:style>
    <style:style style:name="P256" style:parent-style-name="Standard" style:family="paragraph">
      <style:paragraph-properties fo:text-align="start"/>
      <style:text-properties fo:font-size="12pt" style:font-size-asian="12pt" style:font-size-complex="12pt"/>
    </style:style>
    <style:style style:name="P257" style:parent-style-name="Standard" style:family="paragraph">
      <style:paragraph-properties fo:text-align="start"/>
      <style:text-properties fo:font-size="12pt" style:font-size-asian="12pt" style:font-size-complex="12pt"/>
    </style:style>
    <style:style style:name="P258" style:parent-style-name="Standard" style:family="paragraph">
      <style:paragraph-properties fo:text-align="start"/>
      <style:text-properties fo:font-size="12pt" style:font-size-asian="12pt" style:font-size-complex="12pt"/>
    </style:style>
    <style:style style:name="P259" style:parent-style-name="Standard" style:family="paragraph">
      <style:paragraph-properties fo:text-align="start"/>
      <style:text-properties fo:font-size="12pt" style:font-size-asian="12pt" style:font-size-complex="12pt"/>
    </style:style>
    <style:style style:name="P260" style:parent-style-name="Standard" style:family="paragraph">
      <style:paragraph-properties fo:text-align="start"/>
      <style:text-properties fo:font-size="12pt" style:font-size-asian="12pt" style:font-size-complex="12pt"/>
    </style:style>
    <style:style style:name="P261" style:parent-style-name="Normal" style:family="paragraph">
      <style:paragraph-properties fo:break-before="page"/>
      <style:text-properties fo:font-size="12pt" style:font-size-asian="12pt" style:font-size-complex="12pt"/>
    </style:style>
    <style:style style:name="P262" style:parent-style-name="Standard" style:family="paragraph">
      <style:paragraph-properties fo:text-align="start"/>
      <style:text-properties fo:font-size="12pt" style:font-size-asian="12pt" style:font-size-complex="12pt"/>
    </style:style>
    <style:style style:name="P263" style:parent-style-name="Standard" style:family="paragraph">
      <style:paragraph-properties fo:text-align="start"/>
      <style:text-properties fo:font-size="12pt" style:font-size-asian="12pt" style:font-size-complex="12pt"/>
    </style:style>
    <style:style style:name="P264" style:parent-style-name="Normal" style:family="paragraph">
      <style:text-properties fo:hyphenate="true"/>
    </style:style>
    <style:style style:name="P265" style:parent-style-name="Normal" style:family="paragraph">
      <style:paragraph-properties fo:break-before="page"/>
      <style:text-properties fo:font-weight="bold" style:font-weight-asian="bold" style:font-weight-complex="bold" fo:font-size="16pt" style:font-size-asian="16pt" style:font-size-complex="16pt"/>
    </style:style>
    <style:style style:name="S1" style:family="section">
      <style:section-properties fo:margin-left="-0.0006in" fo:margin-right="-0.0006in" style:writing-mode="lr-tb"/>
    </style:style>
    <style:style style:family="graphic" style:name="a0" style:parent-style-name="Graphics">
      <style:graphic-properties fo:border="0.01042in none" fo:background-color="transparent" fo:clip="rect(-0.00162in, -0.00158in, -0.00162in, -0.00158in)"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3"><draw:frame draw:style-name="a0" draw:name="image4.png" text:anchor-type="as-char" svg:x="0in" svg:y="0in" svg:width="1.5917in" svg:height="1.1811in" style:rel-width="scale" style:rel-height="scale"><draw:image xlink:href="media/image1.png" xlink:type="simple" xlink:show="embed" xlink:actuate="onLoad"/><svg:title/><svg:desc/></draw:frame></text:span></text:p>
      <text:h text:style-name="Titre1" text:outline-level="1"/>
      <text:p text:style-name="P4"/>
      <text:h text:style-name="Titre1" text:outline-level="1"><text:bookmark-start text:name="_4jxiezs58cud"/><text:bookmark-end text:name="_4jxiezs58cud"/>TUNIS BUSINESS SCHOOL</text:h>
      <text:p text:style-name="P5"/>
      <text:h text:style-name="P6" text:outline-level="2"><text:bookmark-start text:name="_q37k7yk81gzg"/><text:bookmark-end text:name="_q37k7yk81gzg"/>Internship Report</text:h>
      <text:p text:style-name="P7"/>
      <text:p text:style-name="P8"/>
      <text:p text:style-name="P9"/>
      <text:p text:style-name="P10"/>
      <text:h text:style-name="Titre1" text:outline-level="1"><text:bookmark-start text:name="_tepc9owe7mcl"/><text:bookmark-end text:name="_tepc9owe7mcl"/>An explorative model for adoption of software as a service solutions in Tunisia</text:h>
      <text:p text:style-name="P11"/>
      <text:p text:style-name="P12"/>
      <text:p text:style-name="P13"/>
      <text:p text:style-name="P14"/>
      <text:p text:style-name="P15">BY</text:p>
      <text:p text:style-name="P16">Iyed Ghedamsi</text:p>
      <text:p text:style-name="P17"/>
      <text:p text:style-name="P18">Tunis, 2017-2018</text:p>
      <text:p text:style-name="P19"/>
      <text:p text:style-name="P20"/>
      <text:p text:style-name="P21"/>
      <text:p text:style-name="P22"/>
      <text:h text:style-name="P23" text:outline-level="1"><text:bookmark-start text:name="_gjdgxs"/><text:bookmark-end text:name="_gjdgxs"/><text:soft-page-break/>Declaration</text:h>
      <text:p text:style-name="P24"/>
      <text:p text:style-name="P25"/>
      <text:p text:style-name="P26">I certify that I am the author of this project and that any assistance I received in its preparation is fully acknowledged and disclosed in this project. <text:s/>I have also cited any source from which I used data, ideas, or words, either quoted or paraphrased.</text:p>
      <text:p text:style-name="P27"/>
      <text:p text:style-name="P28"/>
      <text:p text:style-name="P29"/>
      <text:p text:style-name="P30"/>
      <text:p text:style-name="P31"/>
      <text:p text:style-name="P32">Student Name <text:s text:c="58"/>Signature <text:s text:c="21"/>Date</text:p>
      <text:h text:style-name="P33" text:outline-level="1"><text:bookmark-start text:name="_30j0zll"/><text:bookmark-end text:name="_30j0zll"/><text:soft-page-break/>Abstract</text:h>
      <text:p text:style-name="P34"/>
      <text:p text:style-name="P35"/>
      <text:p text:style-name="P36"><text:span text:style-name="T37">The maximum length for a dissertation abstract is 350 words.</text:span></text:p>
      <text:p text:style-name="P38"/>
      <text:p text:style-name="P39"/>
      <text:p text:style-name="P40"/>
      <text:p text:style-name="P41">Keywords: add 5 keywords</text:p>
      <text:h text:style-name="P42" text:outline-level="1"><text:bookmark-start text:name="_1fob9te"/><text:bookmark-end text:name="_1fob9te"/><text:soft-page-break/>Acknowledgments</text:h>
      <text:p text:style-name="P43"/>
      <text:p text:style-name="P44"/>
      <text:p text:style-name="P45">Acknowledgments go here</text:p>
      <text:h text:style-name="Titre1" text:outline-level="1"/>
      <text:soft-page-break/>
      <text:h text:style-name="P46" text:outline-level="1">TABLE OF CONTENTS</text:h>
      <text:p text:style-name="P47"/>
      <text:p text:style-name="P48"/>
      <text:p text:style-name="P49"><text:s/></text:p>
      <text:h text:style-name="P50" text:outline-level="1"><text:bookmark-start text:name="_3znysh7"/><text:bookmark-end text:name="_3znysh7"/><text:soft-page-break/>Executive Summary</text:h>
      <text:p text:style-name="Firstlineindent">The executive summary is concise and outlines key issues and recommendations that you believe management should follow to address the selected topic. Consequently, you will be unable to write the executive summary<text:s/>until you have completed the entire report.</text:p>
      <text:p text:style-name="P51"/>
      <text:list text:style-name="LFO8" text:continue-numbering="true">
        <text:list-item>
          <text:p text:style-name="P52"><text:bookmark-start text:name="_2et92p0"/><text:bookmark-end text:name="_2et92p0"/><text:soft-page-break/>Introduction</text:p>
        </text:list-item>
      </text:list>
      <text:p text:style-name="P53"/>
      <text:p text:style-name="Firstlineindent"><office:annotation office:name="0"><dc:creator>Utilisateur Windows</dc:creator><dc:date>2018-05-22T10:21:00</dc:date><text:p text:style-name="Normal">Growing market for digital ads</text:p></office:annotation>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text:s/>with 66.1% and an estimated 159.46 MTND, followed by radio with 14.5% at an estimated 34.9MTND. Display ads have about 9.7% at an estimated 23.3 MTND, print ads have about 6.7% at an estimated 16.2 MTND. Digital ads were last with only 3% at an estimated<text:s/>7.35 MTND.<text:s/><text:span text:style-name="T54">(“Open Sigma - Détail des investissements publicitaires,” 2018)</text:span><text:span text:style-name="T55">.<text:s/></text:span>Despite the rather modest investment in digital advertising, a similar report from 2014 indicates that the share of digital advertising about 2.3% at an estimated 3.44 MTND<text:s/><text:span text:style-name="T56">(Sigma<text:s/></text:span><text:span text:style-name="T57">Conseil, 2014)<text:s/></text:span>strengthening the expectations that the spending on digital marketing will increase in absolute amounts and relative to other media. Ultimately, such a trend will pave the way for social media management tools such as Kpeiz to gain a foothold in the social media marketing industry in Tunisia.<office:annotation-end office:name="0"/></text:p>
      <text:p text:style-name="Firstlineindent"><office:annotation office:name="1"><dc:creator>Utilisateur Windows</dc:creator><dc:date>2018-05-22T10:21:00</dc:date><text:p text:style-name="Normal">Kpeiz and similar tools are useful and sometimes necessary</text:p></office:annotation>Kpeiz provides an online tool that simplifies and enhances the process of management and analysis of social media accounts tailored to the needs of the MENA region. Kpeiz and similar services are data mining tools that act as a dashboard for competitive analysis. By analyzing data from social media, a business using such services will have access to data about themselves and their competitors,<text:s/>which when processed by tools like Kpeiz, could act as a benchmarking tool to identify shortcomings in their marketing strategy, and gain insights into their relative performance compared to competitors<text:s/><text:span text:style-name="T58">(He, Zha, &amp; Li, 2013)</text:span>.<office:annotation-end office:name="1"/></text:p>
      <text:p text:style-name="Firstlineindent">Several factors, however,<text:s/>impose themselves in the face of growth in this region and the adoption of Kpeiz’ solution, in Tunisia in particular, the focus of this study. These factors range from technological issues such as low trust in digital payment solutions<text:span text:style-name="T59"><text:s/></text:span><text:span text:style-name="T60">(“Arab world could s</text:span><text:span text:style-name="T61">ee US$69 billion in online payment transactions per annum by 2020 – PAYFORT,” n.d.)</text:span><text:span text:style-name="T62"><text:s/></text:span>to the unknown impact of cues extrinsic to the service that challenge the adoption of tools such as Kpeiz such as the effect of the country of origin on consumer perception. The general perception of Tunisian products may not be enough to infer the perception of consumers in the MENA region with regards to technological services as supported by<text:s/><text:span text:style-name="T63">(Bilkey &amp; Nes, 1982)<text:s/></text:span>that explained attitude towards foreign products vary by product. However, the same paper suggests that even if the country of origin is perceived negatively it may be improved through communication.</text:p>
      <text:p text:style-name="Firstlineindent"><office:annotation office:name="2"><dc:creator>Utilisateur Windows</dc:creator><dc:date>2018-05-22T10:23:00</dc:date><text:p text:style-name="Normal">The SaaS model and how it relates specifically to these issues</text:p><text:p text:style-name="Normal">(Add more)</text:p></office:annotation>The Software as a service (henceforth referred to as SaaS) business model allows its users to access a software application through the web<text:s/><text:span text:style-name="T64">(Wu, 2011)</text:span><text:bookmark-start text:name="MendeleyTempCursorBookmark4"/><text:span text:style-name="T65">⁠</text:span>.<text:bookmark-end text:name="MendeleyTempCursorBookmark4"/><text:s/>This model is generally attractive to businesses as<text:s/><text:soft-page-break/>it improves their IT performance and reduces their costs<text:s/><text:span text:style-name="T66">(Catteddu \&amp; Hogben, 2009)</text:span><text:bookmark-start text:name="MendeleyTempCursorBookmark3"/><text:bookmark-end text:name="MendeleyTempCursorBookmark3"/><text:span text:style-name="T67">.<text:s/></text:span>However, some businesses raise concerns with regards to data security, reliability, and logging latency<text:s/><text:span text:style-name="T68">(Wu, 2011)</text:span>⁠<text:s/>adding more barriers to the adoption of SaaS tools in the MENA region and Tunisia in particular.<office:annotation-end office:name="2"/></text:p>
      <text:p text:style-name="Firstlineindent">To address concerns related to behavioral and attitudinal barriers with regards to the adoption of social media management tools with a SaaS business model, t<office:annotation office:name="4"><dc:creator>Utilisateur Windows</dc:creator><dc:date>2018-05-22T10:40:00</dc:date><text:p text:style-name="Normal">Aim and expectations of study</text:p><text:p text:style-name="Normal"/></office:annotation>his study builds upon a<text:s/><office:annotation office:name="3"><dc:creator>Utilisateur Windows</dc:creator><dc:date>2018-05-22T10:35:00</dc:date><text:p text:style-name="Normal">Elaborate</text:p></office:annotation>previously developed model for the Taiwanese market.<office:annotation-end office:name="3"/><text:s/>The model is adapted to<text:s/>the specificity of the Tunisian ecosystem under the supervision of field experts who are knowledgeable about the Tunisian market. The end-goal is to provide a framework for understanding the behavioral factors that affect a business's willingness to adopt<text:s/>social media management tools with a SaaS business model such as Kpeiz. This study will provide empirical insights into the relative importance of these concerns in relation to SaaS solutions in Tunisia, and develop a strategy to alleviate these concerns.<office:annotation-end office:name="4"/></text:p>
      <text:list text:style-name="LFO9" text:continue-numbering="true">
        <text:list-item>
          <text:p text:style-name="P69"><text:bookmark-start text:name="_splr2zkxwjhq"/><text:bookmark-end text:name="_splr2zkxwjhq"/><text:soft-page-break/>Company and Industry Presentation</text:p>
        </text:list-item>
      </text:list>
      <text:list text:style-name="LFO9" text:continue-numbering="true">
        <text:list-item>
          <text:list>
            <text:list-item>
              <text:p text:style-name="P70"><text:bookmark-start text:name="_vr7r8q79xmow"/><text:bookmark-end text:name="_vr7r8q79xmow"/>Industry Analysis</text:p>
            </text:list-item>
          </text:list>
        </text:list-item>
      </text:list>
      <text:list text:style-name="LFO9" text:continue-numbering="true">
        <text:list-item>
          <text:list>
            <text:list-item>
              <text:list>
                <text:list-item>
                  <text:p text:style-name="P71"><text:bookmark-start text:name="_tyjcwt"/><text:bookmark-end text:name="_tyjcwt"/>Industry and Sector of Activity</text:p>
                </text:list-item>
              </text:list>
            </text:list-item>
          </text:list>
        </text:list-item>
      </text:list>
      <text:p text:style-name="P72">Kpeiz operates in the digital marketing industry.</text:p>
      <text:p text:style-name="Firstlineindent">The Tunisian market boasts between 6 and 7 million monthly active users on Facebook alone<text:s/><text:span text:style-name="T73">(“Facebook Audience Insights,”</text:span><text:span text:style-name="T74"><text:s/>2018)</text:span>, which not only creates an attractive market for advertisers and advertising agencies alike but creates a need for tools that provide a support function for such an ecosystem.</text:p>
      <text:p text:style-name="Firstlineindent">In 2017, advertisers spent 7.35 Million Tunisian dinars for digital advertisement<text:span text:style-name="T75"><text:s/></text:span><text:span text:style-name="T76">(“Open Sigma - Détail des investissements publicitaires,” 2018)</text:span><text:span text:style-name="T77">.<text:s/></text:span>Although no thorough research or reliable secondary data is available, experts in digital marketing agencies say that most agencies in Tunisia do not have access to support tools for<text:s/>their social media analytics and reporting.</text:p>
      <text:p text:style-name="Firstlineindent">This is mainly due to two reasons, the first of which is that most popular tools are based in Europe or the United States, meaning they only accept payments in Euros or US dollars. The second reason is that even<text:s/>when an agency is able to pay for these support functions in foreign currency they are often reluctant to do so because of the high price and the volatility of the Tunisian Dinar.</text:p>
      <text:list text:style-name="LFO10" text:continue-numbering="true">
        <text:list-item>
          <text:p text:style-name="P78"><text:bookmark-start text:name="_yiyeqkumfph6"/><text:bookmark-end text:name="_yiyeqkumfph6"/>Porter’s 5 Forces</text:p>
        </text:list-item>
      </text:list>
      <text:p text:style-name="P79">The social media management tools sector could be considered young, as it only dates back to the rise of social media that existed around the time internet access was spreading worldwide.</text:p>
      <text:p text:style-name="P80">HootSuite, one of the leaders of the sector, which launched back in 2008<text:span text:style-name="T81"><text:s/></text:span><text:span text:style-name="T82">(Thomas, 2015)</text:span><text:span text:style-name="T83"><text:s/></text:span>could be considered as one of the pioneers of providing support functions to social media and digital advertisers in general.</text:p>
      <text:p text:style-name="P84">However, with the massive growth of digital advertising budgets 266.04B$<text:s/><text:span text:style-name="T85">(</text:span><text:span text:style-name="T86">Digital Ad Spending Worldwide, 2016-2021</text:span><text:span text:style-name="T87">, 2017)</text:span>, this sector has attracted more than 150 companies with tools for monitoring, analyzing and reporting on social media activities<text:s/><text:bookmark-start text:name="ADDIN_CSL_CITATION_{&quot;citationItems&quot;:_[{&quot;"/><text:span text:style-name="T88">(“Best Social Media Monitoring Software,” 2018)</text:span><text:bookmark-end text:name="ADDIN_CSL_CITATION_{&quot;citationItems&quot;:_[{&quot;"/><text:span text:style-name="T89">⁠</text:span>.</text:p>
      <text:p text:style-name="P90">An analysis of data from Crunchbase<text:s/><text:span text:style-name="T91">(“Crunchbase,” 2018)</text:span><text:s/>reveals that the industry has a tendency to grow inorganically through mergers and acquisitions.</text:p>
      <text:p text:style-name="P92">Which could allude to the general strategy towards diversification, adding to the entry barriers of the industry.</text:p>
      <text:p text:style-name="P93">Also, it points towards a diversification strategy as competing firms in the digital marketing industry in general who do not provide the same functionality, conglomerate together to create a synergy and provide higher value.</text:p>
      <text:p text:style-name="P94"/>
      <text:p text:style-name="P95">It is clear in this market that the power is concentrated in the hands of<text:s/>companies that hold access to information and keep collecting them.</text:p>
      <text:p text:style-name="P96">Partnerships started to arise especially through partnership programs e.g. Google partner program and Facebook partner program.</text:p>
      <text:p text:style-name="P97">These programs not only provide some advertising agencies and digital marketing companies to work closely with Facebook and Google on ways to improve the ways their advertisement placement and data used in the process are collected and displayed, but also allows Facebook and Google to exert a power over a limited<text:s/>and select number of agencies.</text:p>
      <text:p text:style-name="P98">Such power is best displayed by the changes Facebook made to its Application Programming Interface on April 18th, 2018 which made much information previously accessible to companies using the serves but who are not partners inaccessible.</text:p>
      <text:p text:style-name="P99">Although this action was strategically intended to improve Facebook's public image in terms of privacy, it had a significant impact on new social media analytics companies. This example illustrates that the digital advertising industry is more<text:s/>concentrated than the support functions industry such as social media management tools.</text:p>
      <text:p text:style-name="P100">More importantly, the supplier power of advertisement providers is more apparent in the fact that they do not need these support function businesses to exist, as they<text:s/>usually provide native analytics solutions on their respective platforms, but the supporting businesses rely almost entirely on information given to them by the advertisement providers.</text:p>
      <text:p text:style-name="P101">Furthermore, the stronghold these providers have on their data and their massive audience makes it virtually impossible for any attempt at a vertical integration by the support industry.</text:p>
      <text:p text:style-name="P102"/>
      <text:p text:style-name="P103">Another threat to this industry is the threat of advertising agencies developing in-house solutions.</text:p>
      <text:p text:style-name="P104">For large enough agencies, analytics<text:s/>tools could be replaced by tools developed in-house that are able to collect data from the social media they manage and create reports about performance and benchmarks form the performance of each client.</text:p>
      <text:p text:style-name="P105">This functionality is generally the advantage analytics tools provide over the native solutions on social media platforms, because they are able to build a client list large enough to be able to make use of aggregate data instead of the individual data for each client that an advertising agency has access<text:s/>to.</text:p>
      <text:p text:style-name="P106">By having a large client base, these agencies are able to create a network effect<text:s/><text:span text:style-name="T107">(Shapiro &amp; Varian, 1998)</text:span><text:s/>whereby providing more value because they have a large number of clients, which in turn get them more clients.</text:p>
      <text:p text:style-name="P108">A fact that will negate any benefit from social media analytics tools.</text:p>
      <text:p text:style-name="P109"/>
      <text:soft-page-break/>
      <text:p text:style-name="P110">Entry to this industry is often faced with high barriers.</text:p>
      <text:p text:style-name="P111">Firstly, these solutions are often pricey and require some sort of training and familiarity, increasing the potential switching costs if a client were to consider a different tool.</text:p>
      <text:p text:style-name="P112">Secondly, since the main advantage over the information provided natively on social media platforms is aggregation to add the ability to benchmark, well-established companies like the aftermentioned Hootsuite, the network effect is a great leverage to be used as these companies will have more reliable information actionable across a variety of industries.</text:p>
      <text:p text:style-name="P113">More importantly, the analysis of such data requires usually the knowledge and skill of trained labor in information technology and statics, with the addition of new disciplines such as machine learning and artificial intelligence.</text:p>
      <text:p text:style-name="P114">Such a rush to acquiring this skilled labor that is largely in high demand and low on supply<text:s/><text:span text:style-name="T115">\cite</text:span>{Dinu2015} makes it harder for new entrants to hire the needed qualified talent.</text:p>
      <text:p text:style-name="P116"/>
      <text:p text:style-name="P117">Advertising agencies, as discussed earlier possess the ability to vertically integrate such support functions. However, this threat is only credible for large agencies with not only an extensive portfolio of clients but also the ability to hire qualified staff to analyze and collect the necessary data, which is rarely the case in Tunisia. The credible threat, however, in the Tunisian market, is that advertisers do not usually rely on such kind of data to tailor their creative process.<text:s/>The most a support function tool could provide is automating the reporting process, which is a functionality that many Tunisian small agencies would rather do using traditional tools like Microsoft Excel and PowerPoint rather than buy a dedicated tool for<text:s/>full information.</text:p>
      <text:p text:style-name="P118"><text:bookmark-start text:name="_2s8eyo1"/><text:bookmark-end text:name="_2s8eyo1"/></text:p>
      <text:p text:style-name="P119">Competitive Dynamics</text:p>
      <text:p text:style-name="P120">According to internally conducted research at Kpeiz, the main competitors in the Tunisian market are Hootsuite, Socialbakers, and Agorapulse.</text:p>
      <text:p text:style-name="P121">The following table shows relevant numbers about these companies<text:s/><text:span text:style-name="T122">(“Crunch</text:span><text:span text:style-name="T123">base,” 2018)</text:span></text:p>
      <text:p text:style-name="P124"/>
      <text:p text:style-name="P125">TABLE HERE</text:p>
      <text:p text:style-name="P126"/>
      <text:p text:style-name="P127">With about ten years of activity, these companies boast large user bases in the order of millions of users<text:s/><text:span text:style-name="T128">(“Hootsuite Surpasses 15 Million Users, Hosts World’s Largest Online Social Media Conference, for Free,” 2016)</text:span></text:p>
      <text:p text:style-name="P129">It is worth<text:s/>noticing that their growth has partly been inorganic through a number of acquisitions.</text:p>
      <text:p text:style-name="P130">In the case of Hootsuite, the 12 acquisitions are in fact a means to expand the company's sectors of<text:s/><text:soft-page-break/>activity as part of their differentiation strategy. The same could be said about Socialbakers but their growth has been relatively organic and relied mostly on innovation and heavy investment in machine learning features.</text:p>
      <text:p text:style-name="P131"/>
      <text:p text:style-name="P132">Given the small size of the Tunisian market, the scope of Kpeiz's activity is not enough to warrant a<text:s/>significant reaction from any of these companies.</text:p>
      <text:p text:style-name="P133">However, with the growth plans into the MENA region, this action of entry is a good predictor of their response<text:s/><text:span text:style-name="T134">(Smith, Ferrier, &amp; Ndofor, 2001)</text:span></text:p>
      <text:p text:style-name="P135">The scope of the expansion into the MENA region is undoubtedly going to affect all of these companies. However its magnitude is not big in terms of resources as the expansion will start in few countries in a medium-term to a long-term growth plan that will eventually cover the whole region, thus it is not viable for these companies to allocate resources to respond<text:s/><text:span text:style-name="T136">(Chen, Smith, &amp; Grimm, 1992)</text:span>.</text:p>
      <text:p text:style-name="P137"/>
      <text:p text:style-name="P138"/>
      <text:h text:style-name="P139" text:outline-level="1"/>
      <text:h text:style-name="P140" text:outline-level="1"><text:bookmark-start text:name="_17dp8vu"/><text:bookmark-end text:name="_17dp8vu"/><text:soft-page-break/>Company Presentation</text:h>
      <text:h text:style-name="Titre2" text:outline-level="2"><text:bookmark-start text:name="_3rdcrjn"/><text:bookmark-end text:name="_3rdcrjn"/>Mission Statement</text:h>
      <text:p text:style-name="P141">Bridge the gap between advertisers and audiences reliably and ethically.</text:p>
      <text:h text:style-name="Titre2" text:outline-level="2"><text:bookmark-start text:name="_26in1rg"/><text:bookmark-end text:name="_26in1rg"/>Products and Services</text:h>
      <text:p text:style-name="Standard"><text:span text:style-name="T142"><office:annotation office:name="5"><dc:creator>Utilisateur Windows</dc:creator><dc:date>2018-05-24T10:39:00</dc:date><text:p text:style-name="Normal">Function, name, brand, interface<text:s/>(dashboard)</text:p></office:annotation>Product</text:span><office:annotation-end office:name="5"/></text:p>
      <text:p text:style-name="P143">Kpeiz, as a SaaS, offers online subscription-based services related to social media management and analytics. The main service, named Kpeiz, aims to be a one-stop solution for managing, analyzing and creating social media content. The<text:s/>tool is still under heavy development and lacks many features to be called a one-stop solution. The four general features the tool offers are benchmarking, optimization, monitoring, and reporting. Each of these features assists content creators and advertisers on social media to evaluate their performance relative to their previous levels and to the performance level of their competitors, through reporting and benchmarking. And demonstrates ways this performance could improve through monitoring and optimization. The service is currently offered in English and French for the Tunisian, Moroccan and Egyptian markets, an Arabic version is under development.</text:p>
      <text:p text:style-name="P144"><text:span text:style-name="T145"><office:annotation office:name="6"><dc:creator>Utilisateur Windows</dc:creator><dc:date>2018-05-24T10:32:00</dc:date><text:p text:style-name="Normal">Media</text:p><text:p text:style-name="Normal">Platforms (FB, Google …)</text:p><text:p text:style-name="Normal">Languages</text:p><text:p text:style-name="Normal"/><text:p text:style-name="Normal">Relate each to a specific audience</text:p><text:p text:style-name="Normal"/><text:p text:style-name="Normal">WOM</text:p></office:annotation>Promotion</text:span><office:annotation-end office:name="6"/></text:p>
      <text:p text:style-name="P146">Kpeiz is currently being marketed mainly on Facebook, LinkedIn, and Google. Although most of the promotion is done through paid means, an effort is underway to improve the organic reach of the tool, especially through Search Engine Optimization. In addition, Kpeiz has relied heavily so far on<text:s/><office:annotation office:name="7"><dc:creator>Utilisateur Windows</dc:creator><dc:date>2018-05-24T11:11:00</dc:date><text:p text:style-name="Normal">Needs elaboration and references</text:p></office:annotation>word of mouth especially in the Tunisian market<office:annotation-end office:name="7"/>. Ultimately, the company aims to reach its potential customers through a mix of word of mouth and digital presence, organic and paid.</text:p>
      <text:p text:style-name="P147">In accordance with Kpeiz’ multi-domestic strategy, the communication language is tailored for each country to match not only the language but also the local dialect. Experiments from Facebook advertising campaigns conducted over the period of 2 months have revealed<text:s/>that audiences are more responsive when the language of ads matches theirs.</text:p>
      <text:p text:style-name="P148">In Tunisia, the sales team has leveraged the geographical proximity to leads to fast-track to conversion through the sales funnel phases. This tactic has proven rather effective, as a result, a sponsorship plan is under development to allow it to scale where word of mouth is rewarded with financial incentives.</text:p>
      <text:p text:style-name="P149"><text:span text:style-name="T150"><office:annotation office:name="8"><dc:creator>Utilisateur Windows</dc:creator><dc:date>2018-05-24T10:48:00</dc:date><text:p text:style-name="Normal">Pricing tiers, relate to the needs of each tier, and pricing strategy</text:p><text:p text:style-name="Normal"/><text:p text:style-name="Normal">Add screenshot</text:p></office:annotation>Price</text:span><office:annotation-end office:name="8"/></text:p>
      <text:p text:style-name="P151">Kpeiz uses a hybrid pricing<text:s/>strategy; a subscription revenue model and a competition based revenue model. With the subscription revenue model, the user pays a predetermined fee in exchange for a contract limited by time. Under this contract there are limitations to the level and scope of usage of the service<text:s/><text:span text:style-name="T152">(Dempsey &amp; Kelliher, 2011).<text:s/></text:span><text:span text:style-name="T153">As for the competition based revenue, <text:s/>where the prices were set based on what the market price is for similar services<text:s/></text:span><text:span text:style-name="T154">(Dempsey &amp; Kelliher, 2011).</text:span></text:p>
      <text:p text:style-name="P155">The prices range from 200DT/Month for the Starter Pack to 2200DT/Month for the Wide pack. The tiers have been developed based on offerings from similar services. For each tier, the user gets to manage<text:s/><text:soft-page-break/>more social media profiles, and have access to more sectorial benchmarks for the MENA region.</text:p>
      <text:p text:style-name="P156"><text:s text:c="2"/></text:p>
      <text:p text:style-name="P157"><text:span text:style-name="T158"><draw:frame draw:z-index="251658240" draw:style-name="a1" draw:name="Image 2" text:anchor-type="paragraph" svg:x="1.0091in" svg:y="0in" svg:width="4.3563in" svg:height="2.2799in" style:rel-width="scale" style:rel-height="scale"><draw:image xlink:href="media/image2.png" xlink:type="simple" xlink:show="embed" xlink:actuate="onLoad"/><svg:title/><svg:desc/></draw:frame></text:span></text:p>
      <text:p text:style-name="P159">Figure 1:<text:s/>Facebook advertisement targeting the Egyptian market</text:p>
      <text:p text:style-name="P160"/>
      <text:p text:style-name="P161"><text:span text:style-name="T162"><draw:frame draw:z-index="2" draw:style-name="a2" draw:name="Image 3" text:anchor-type="paragraph" svg:x="1.0902in" svg:y="-0.002in" svg:width="4.2016in" svg:height="2.1984in" style:rel-width="scale" style:rel-height="scale"><draw:image xlink:href="media/image3.png" xlink:type="simple" xlink:show="embed" xlink:actuate="onLoad"/><svg:title/><svg:desc/></draw:frame></text:span></text:p>
      <text:p text:style-name="P163">Figure 2: Facebook advertisement targeting the Romanian market</text:p>
      <text:p text:style-name="P164"/>
      <text:p text:style-name="P165"/>
      <text:p text:style-name="Standard"/>
      <text:h text:style-name="Titre2" text:outline-level="2"><text:bookmark-start text:name="_lnxbz9"/><text:bookmark-end text:name="_lnxbz9"/>SWOT Analysis</text:h>
      <text:h text:style-name="Titre3" text:outline-level="3">Strengths</text:h>
      <text:p text:style-name="P166"><text:span text:style-name="T167">Being a startup with limited resources for research and development, Kpeiz adheres to a follower strategy.<text:s/></text:span><text:span text:style-name="T168">Thus eliminating the costs associated with research and development, and mimicking features from leaders in the sector relying only on a small team of developers, marketers, and salespeople in just a year and a half.</text:span></text:p>
      <text:p text:style-name="P169"/>
      <text:p text:style-name="P170"><text:span text:style-name="T171">Coupled with a cost leadership strateg</text:span><text:span text:style-name="T172">y, where the cost structure is comprised essentially of paying utilities, salaries, and advertisements, Kpeiz is capable of offering the same functionality as its competitors at a not only a competitive price but also have a higher room<text:s/></text:span><text:soft-page-break/><text:span text:style-name="T173">for price flexibili</text:span><text:span text:style-name="T174">ty.</text:span></text:p>
      <text:p text:style-name="P175"><text:span text:style-name="T176">In addition, Kpeiz is a twin company of KNSD, an established advertising agency in the Greater Tunis area, whereby Kpeiz has been able to leverage the client portfolio and close relationship to push the product and start the word of mouth. (fast track)</text:span></text:p>
      <text:p text:style-name="P177"/>
      <text:h text:style-name="Titre3" text:outline-level="3">Weaknesses</text:h>
      <text:p text:style-name="P178">For agencies who have already acquired a subscription with another competing service, the switching cost to Kpeiz's solution is extremely high.</text:p>
      <text:p text:style-name="P179"/>
      <text:p text:style-name="P180">In addition, in the Tunisian market using tools from foreign countries is often used as a sign of<text:s/>prestige and is sought after by clients. (Country of origin effect)</text:p>
      <text:p text:style-name="P181"/>
      <text:p text:style-name="P182">Another weakness of Kpeiz currently is the absence of a reliable online payment solution in Tunisia. Limiting the ease of doing business online which is a cornerstone of Kpeiz's business<text:s/>model, SaaS.</text:p>
      <text:p text:style-name="P183"/>
      <text:p text:style-name="P184"/>
      <text:h text:style-name="Titre3" text:outline-level="3">Opportunities</text:h>
      <text:p text:style-name="P185"/>
      <text:p text:style-name="P186"><text:span text:style-name="T187">Kpeiz is the first solution of its scale in Tunisia, and likely the whole North Africa region. Being a first mover in a region with growing need for analyzing social media activity as advertisers spend about 13$ US per person<text:s/></text:span><text:span text:style-name="T188">(“Open Sigma - Détail des investissements publicitaires,” 2018)</text:span><text:span text:style-name="T189">, Kpeiz has the potential of gaining a stronghold in the region and<text:s/></text:span><text:span text:style-name="T190">building entry barriers for new entrants</text:span><text:span text:style-name="T191">(elaborate)</text:span></text:p>
      <text:p text:style-name="P192"/>
      <text:h text:style-name="Titre3" text:outline-level="3">Threats</text:h>
      <text:p text:style-name="P193"/>
      <text:p text:style-name="P194"><text:a xlink:href="https://thenextweb.com/asia/2016/07/29/using-a-vpn-to-access-blocked-services-in-the-uae-can-cost-you-545000/" office:target-frame-name="_top" xlink:show="replace"><text:span text:style-name="T195">https://thenextweb.com/asia/2016/07/29/using-a-vpn-to-access-blocked-services-in-the-uae-can-cost-you-545000/</text:span></text:a></text:p>
      <text:p text:style-name="P196">https://advox.globalvoices.org/2016/09/07/angered-by-mobile-app-censorship-saudis-ask-whats-the-point-of-having-internet/</text:p>
      <text:p text:style-name="P197"/>
      <text:p text:style-name="P198">With the latest developments in data protection and privacy scandals, social media like Facebook have been quick to hide some of the previously available information causing major issues with the implemented data collection flow in the industry as a whole. Thus disrupting the value previously provided and worsening the quality of the reports and analytics provided.</text:p>
      <text:p text:style-name="P199"/>
      <text:p text:style-name="P200"><text:span text:style-name="T201">The case could be worsened with the sort of legislation being prepared in the EU where access to user<text:s/></text:span><text:span text:style-name="T202">information will be far stricter and private data protection will be a higher priority for social media platforms<text:s/></text:span><text:span text:style-name="T203">(“​The EU General Data Protection Regulation,” 2018)</text:span><text:span text:style-name="T204">. This could translate into lower quality analytics and require other sources and means fo</text:span><text:span text:style-name="T205">r data collection for advertisers.</text:span></text:p>
      <text:p text:style-name="P206"/>
      <text:soft-page-break/>
      <text:p text:style-name="P207">Another threat is that these platforms have been working on improving their native tools for analytics, such as Google analytics which is by far a prime example of what could be the case for Facebook, Twitter, Pinterest,<text:s/>Instagram and other social media.</text:p>
      <text:p text:style-name="P208"><text:bookmark-start text:name="_35nkun2"/><text:bookmark-end text:name="_35nkun2"/></text:p>
      <text:p text:style-name="P209">Market Analysis</text:p>
      <text:p text:style-name="P210"><text:span text:style-name="T211">According to Google business, there are about 160 registered digital advertising agencies. Which constitute the main target for Kpeiz. However, a broader target is any person managing social media account</text:span><text:span text:style-name="T212">s professionally which includes freelancers, and businesses managing their social media in-house. A more accurate estimate is provided by Facebook audience insights which estimates the number of people who manage social media accounts and work in business<text:s/></text:span><text:span text:style-name="T213">and marketing in Tunisia and who have paid to advertise on Facebook in the last 90 days to be about 3500 to 4000 people. These numbers provide a reasonable market potential for Kpeiz to grow its customer base and prepare for growth and expansion into neigh</text:span><text:span text:style-name="T214">boring regions.</text:span></text:p>
      <text:p text:style-name="P215"/>
      <text:p text:style-name="P216">Customer characteristics</text:p>
      <text:p text:style-name="P217">Of the potential 4000 clients, we can distinguish four types of clients.</text:p>
      <text:p text:style-name="P218"/>
      <text:list text:style-name="LFO11" text:continue-numbering="true">
        <text:list-item>
          <text:p text:style-name="P219"><text:span text:style-name="T220">Advertising agencies</text:span><text:span text:style-name="T221">: regardless of their size, Kpeiz is an attractive service for most agencies mainly for the reporting and analytics func</text:span><text:span text:style-name="T222">tionalities. With the added benefit of paying in the local currency instead of using often hard ways of buying subscriptions in currency.</text:span></text:p>
        </text:list-item>
        <text:list-item>
          <text:p text:style-name="P223"><text:span text:style-name="T224">Businesses that manage social media in-house</text:span><text:span text:style-name="T225">: some businesses, like Al Mazraa for instance, prefer to manage social<text:s/></text:span><text:span text:style-name="T226">media in-house to cut on expenses. Kpeiz targets them with a package that includes an optimization tool that gives the users insights into how to improve various aspects of communication on social media based on data about the whole industry.</text:span></text:p>
        </text:list-item>
        <text:list-item>
          <text:p text:style-name="P227"><text:span text:style-name="T228">Independent a</text:span><text:span text:style-name="T229">nd freelancers</text:span><text:span text:style-name="T230">: for this segment, Kpeiz is mainly providing sectorial benchmarks allowing these users to assess their performance against reliable and accurate benchmarks through the tool benchmarks.digital</text:span></text:p>
        </text:list-item>
      </text:list>
      <text:p text:style-name="P231"/>
      <text:list text:style-name="LFO11" text:continue-numbering="true">
        <text:list-item>
          <text:p text:style-name="P232"><text:span text:style-name="T233">Potential clients who already bought a<text:s/></text:span><text:span text:style-name="T234">subscription to a competing service</text:span><text:span text:style-name="T235">: what Kpeiz provides for this segment is not only a cheaper solution for the same functionality, but a more accurate benchmark of the Tunisian social media scene compared to the other tools who have a lower penetration r</text:span><text:span text:style-name="T236">ate in the market. To mitigate the switching costs issue, Kpeiz offers using the tool for free during the remaining period of subscription with the competing service, and free training.</text:span></text:p>
        </text:list-item>
      </text:list>
      <text:p text:style-name="P237"><text:bookmark-start text:name="_1ksv4uv"/><text:bookmark-end text:name="_1ksv4uv"/>Market Position</text:p>
      <text:p text:style-name="P238"><text:span text:style-name="T239">Kpeiz's value proposition is understood as offering th</text:span><text:span text:style-name="T240">e same for less. This proposition stems from the overall strategy of being a follower with a focus on cost leadership. Although the service has no intention of competing on price as not only will that warrant negative reactions from competitors but also ac</text:span><text:span text:style-name="T241">t as a signal of low quality, a great deal of focus is on providing the same functionality as leaders in the industry for a competitive price.</text:span></text:p>
      <text:p text:style-name="P242"/>
      <text:p text:style-name="P243"><text:bookmark-start text:name="_44sinio"/><text:bookmark-end text:name="_44sinio"/>Internship Description</text:p>
      <text:p text:style-name="P244"><text:bookmark-start text:name="_2jxsxqh"/><text:bookmark-end text:name="_2jxsxqh"/>Duties and Responsibility</text:p>
      <text:list text:style-name="LFO12" text:continue-numbering="true">
        <text:list-item>
          <text:p text:style-name="P245">Study and understand the Social Media Marketing industry in target markets: Egypt, Jordan, Morocco, and Dubai.</text:p>
        </text:list-item>
        <text:list-item>
          <text:p text:style-name="P246">Develop a pricing strategy based on various factors such as competitor’s price, market purchase power and costs of the company.</text:p>
        </text:list-item>
        <text:list-item>
          <text:p text:style-name="P247">Improve and update the company’s website homepage to increase its conversion rate.</text:p>
        </text:list-item>
        <text:list-item>
          <text:p text:style-name="P248">Develop an editorial line for the company’s blog as part of its inbound marketing strategy.</text:p>
        </text:list-item>
        <text:list-item>
          <text:p text:style-name="P249">Gather information about prospects in the Tunisian markets as part of the sales process.</text:p>
        </text:list-item>
        <text:list-item>
          <text:p text:style-name="P250">Collaborate with sales manager to develop and improve sales scripts.</text:p>
        </text:list-item>
        <text:list-item>
          <text:p text:style-name="P251">Develop a factorial experiment to cross-test the impact of various variables on the conversion rate of Facebook advertisements.</text:p>
        </text:list-item>
        <text:list-item>
          <text:p text:style-name="P252">Study direct and indirect competitors operating in the target markets to develop a communication strategy based on points of differentiation.</text:p>
        </text:list-item>
        <text:list-item>
          <text:p text:style-name="P253">Assist in the development of long-term business goals, strategies and study their operational implications.</text:p>
        </text:list-item>
        <text:list-item>
          <text:p text:style-name="P254">Create advertisement campaigns targeting Egypt, Jordan, Hungary, and Romania on Facebook and Linkedin.</text:p>
        </text:list-item>
      </text:list>
      <text:p text:style-name="P255"><text:bookmark-start text:name="_z337ya"/><text:bookmark-end text:name="_z337ya"/>Learning outcomes</text:p>
      <text:list text:style-name="LFO13" text:continue-numbering="true">
        <text:list-item>
          <text:p text:style-name="P256">Understand the sales process throughout its steps, fully online and partially online.</text:p>
        </text:list-item>
        <text:list-item>
          <text:p text:style-name="P257">Use statistical techniques such as A/B testing to improve and support the decision process with regards to tailoring the communication and promotion content to different audiences.</text:p>
        </text:list-item>
        <text:list-item>
          <text:p text:style-name="P258">Use marketing knowledge to supporting decision making with regards to strategic and tactical decisions.</text:p>
        </text:list-item>
        <text:list-item>
          <text:p text:style-name="P259">Familiarity with the advertising process on various social media, mainly Facebook and Linkedin.</text:p>
        </text:list-item>
        <text:list-item>
          <text:p text:style-name="P260">Develop an email marketing strategy to communicate with leads<text:s/>and prospects throughout various stages of the sales pipeline.</text:p>
        </text:list-item>
      </text:list>
      <text:p text:style-name="P261"/>
      <text:p text:style-name="P262"/>
      <text:p text:style-name="Normal"><text:bookmark-start text:name="_3j2qqm3"/><text:bookmark-end text:name="_3j2qqm3"/>Internship Study</text:p>
      <text:p text:style-name="Normal"><text:bookmark-start text:name="_1y810tw"/><text:bookmark-end text:name="_1y810tw"/>Internship Study Objectives</text:p>
      <text:p text:style-name="Normal"><text:bookmark-start text:name="_4i7ojhp"/><text:bookmark-end text:name="_4i7ojhp"/>Context and Background</text:p>
      <text:p text:style-name="Normal"><text:bookmark-start text:name="_2xcytpi"/><text:bookmark-end text:name="_2xcytpi"/>Approach and Methodology</text:p>
      <text:p text:style-name="Normal"><text:bookmark-start text:name="_1ci93xb"/><text:bookmark-end text:name="_1ci93xb"/>Findings</text:p>
      <text:p text:style-name="P263"/>
      <text:p text:style-name="Normal"><text:bookmark-start text:name="_3whwml4"/><text:bookmark-end text:name="_3whwml4"/>Discussion and (Wu, 2011)⁠Conclusion</text:p>
      <text:p text:style-name="P264"><text:bookmark-start text:name="_2bn6wsx"/><text:bookmark-end text:name="_2bn6wsx"/></text:p>
      <text:soft-page-break/>
      <text:p text:style-name="P265">References</text:p>
      <text:section text:name="Sect1" text:style-name="S1">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vg:font-family="OpenSymbol"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color="#00000A"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next-style-name="Standard" style:default-outline-level="1">
      <style:paragraph-properties fo:keep-with-next="always" fo:text-align="center">
        <style:tab-stops>
          <style:tab-stop style:type="left" style:position="0.8694in"/>
        </style:tab-stops>
      </style:paragraph-properties>
      <style:text-properties fo:font-weight="bold" style:font-weight-asian="bold" fo:font-size="16pt" style:font-size-asian="16pt" style:font-size-complex="16pt" fo:hyphenate="false"/>
    </style:style>
    <style:style style:name="Titre2" style:display-name="Titre 2" style:family="paragraph" style:next-style-name="Standard" style:default-outline-level="2">
      <style:paragraph-properties fo:keep-with-next="always" fo:line-height="150%"/>
      <style:text-properties fo:font-weight="bold" style:font-weight-asian="bold" fo:font-size="14pt" style:font-size-asian="14pt" style:font-size-complex="14pt" fo:hyphenate="false"/>
    </style:style>
    <style:style style:name="Titre3" style:display-name="Titre 3" style:family="paragraph" style:next-style-name="Standard" style:default-outline-level="3">
      <style:paragraph-properties fo:keep-with-next="always" fo:margin-top="0.1666in" fo:margin-bottom="0.0416in"/>
      <style:text-properties fo:font-weight="bold" style:font-weight-asian="bold" fo:font-size="13pt" style:font-size-asian="13pt" style:font-size-complex="13pt" fo:hyphenate="false"/>
    </style:style>
    <style:style style:name="Titre4" style:display-name="Titre 4" style:family="paragraph"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itre5" style:display-name="Titre 5" style:family="paragraph" style:next-style-name="Standard" style:default-outline-level="5">
      <style:paragraph-properties fo:keep-with-next="always" fo:keep-together="always" fo:margin-top="0.1527in" fo:margin-bottom="0.0277in"/>
      <style:text-properties fo:font-weight="bold" style:font-weight-asian="bold" fo:hyphenate="false"/>
    </style:style>
    <style:style style:name="Titre6" style:display-name="Titre 6" style:family="paragraph"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LO-normal" style:display-name="LO-normal" style:family="paragraph">
      <style:paragraph-properties fo:widows="2" fo:orphans="2" fo:text-align="justify"/>
      <style:text-properties fo:hyphenate="false"/>
    </style:style>
    <style:style style:name="Titre" style:display-name="Titre" style:family="paragraph" style:parent-style-name="LO-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ous-titre" style:display-name="Sous-titre" style:family="paragraph" style:parent-style-name="LO-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irstlineindent" style:display-name="First line indent" style:family="paragraph" style:parent-style-name="Textbody">
      <style:paragraph-properties fo:line-height="150%" fo:text-indent="0.1965in"/>
      <style:text-properties fo:hyphenate="false"/>
    </style:style>
    <style:style style:name="Commentaire" style:display-name="Commentaire" style:family="paragraph" style:parent-style-name="Normal">
      <style:text-properties style:font-name-complex="Mangal" fo:font-size="10pt" style:font-size-asian="10pt" style:font-size-complex="9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ListLabel1" style:display-name="ListLabel 1" style:family="text">
      <style:text-properties style:font-name="Calibri" style:font-name-asian="Calibri" style:font-name-complex="Calibri" style:text-underline-type="none" style:text-underline-color="font-color"/>
    </style:style>
    <style:style style:name="ListLabel2" style:display-name="ListLabel 2" style:family="text">
      <style:text-properties style:font-name="Calibri" style:font-name-asian="Calibri" style:font-name-complex="Calibri"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9" style:display-name="ListLabel 19" style:family="text">
      <style:text-properties style:font-name="Calibri" style:font-name-asian="Calibri" style:font-name-complex="Calibri" fo:color="#0000FF" fo:font-size="10pt" style:font-size-asian="10pt" style:font-size-complex="10pt"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Label20" style:display-name="ListLabel 20" style:family="text">
      <style:text-properties style:font-name="Calibri" style:font-name-asian="Calibri" style:font-name-complex="Calibri" style:text-underline-type="none" style:text-underline-color="font-color"/>
    </style:style>
    <style:style style:name="ListLabel21" style:display-name="ListLabel 21" style:family="text">
      <style:text-properties style:font-name="Calibri" style:font-name-asian="Calibri" style:font-name-complex="Calibri"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font-name-complex="OpenSymbol"/>
    </style:style>
    <style:style style:name="ListLabel39" style:display-name="ListLabel 39" style:family="text">
      <style:text-properties style:font-name-complex="OpenSymbol"/>
    </style:style>
    <style:style style:name="ListLabel40" style:display-name="ListLabel 40" style:family="text">
      <style:text-properties style:font-name-complex="OpenSymbol"/>
    </style:style>
    <style:style style:name="ListLabel41" style:display-name="ListLabel 41" style:family="text">
      <style:text-properties style:font-name-complex="OpenSymbol"/>
    </style:style>
    <style:style style:name="ListLabel42" style:display-name="ListLabel 42" style:family="text">
      <style:text-properties style:font-name-complex="OpenSymbol"/>
    </style:style>
    <style:style style:name="ListLabel43" style:display-name="ListLabel 43" style:family="text">
      <style:text-properties style:font-name-complex="OpenSymbol"/>
    </style:style>
    <style:style style:name="ListLabel44" style:display-name="ListLabel 44" style:family="text">
      <style:text-properties style:font-name-complex="OpenSymbol"/>
    </style:style>
    <style:style style:name="ListLabel45" style:display-name="ListLabel 45" style:family="text">
      <style:text-properties style:font-name-complex="OpenSymbol"/>
    </style:style>
    <style:style style:name="ListLabel46" style:display-name="ListLabel 46" style:family="text">
      <style:text-properties style:font-name-complex="OpenSymbol"/>
    </style:style>
    <style:style style:name="ListLabel47" style:display-name="ListLabel 47" style:family="text">
      <style:text-properties style:font-name-complex="OpenSymbol"/>
    </style:style>
    <style:style style:name="ListLabel48" style:display-name="ListLabel 48" style:family="text">
      <style:text-properties style:font-name-complex="OpenSymbol"/>
    </style:style>
    <style:style style:name="ListLabel49" style:display-name="ListLabel 49" style:family="text">
      <style:text-properties style:font-name-complex="OpenSymbol"/>
    </style:style>
    <style:style style:name="ListLabel50" style:display-name="ListLabel 50" style:family="text">
      <style:text-properties style:font-name-complex="OpenSymbol"/>
    </style:style>
    <style:style style:name="ListLabel51" style:display-name="ListLabel 51" style:family="text">
      <style:text-properties style:font-name-complex="OpenSymbol"/>
    </style:style>
    <style:style style:name="ListLabel52" style:display-name="ListLabel 52" style:family="text">
      <style:text-properties style:font-name-complex="OpenSymbol"/>
    </style:style>
    <style:style style:name="ListLabel53" style:display-name="ListLabel 53" style:family="text">
      <style:text-properties style:font-name-complex="OpenSymbol"/>
    </style:style>
    <style:style style:name="ListLabel54" style:display-name="ListLabel 54" style:family="text">
      <style:text-properties style:font-name-complex="OpenSymbol"/>
    </style:style>
    <style:style style:name="ListLabel55" style:display-name="ListLabel 55" style:family="text">
      <style:text-properties style:font-name-complex="OpenSymbol"/>
    </style:style>
    <style:style style:name="ListLabel56" style:display-name="ListLabel 56" style:family="text">
      <style:text-properties style:font-name-asian="Calibri" style:font-name-complex="Calibri" fo:color="#0000FF" fo:font-size="10pt" style:font-size-asian="10pt" style:font-size-complex="10pt" style:text-underline-type="single" style:text-underline-style="solid" style:text-underline-width="auto" style:text-underline-mode="continuous" style:text-underline-color="font-color"/>
    </style:style>
    <style:style style:name="NumberingSymbols" style:display-name="Numbering Symbols" style:family="text"/>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list-style style:name="WWNum1" style:display-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2LVL1" style:family="text">
      <style:text-properties style:font-name="Calibri" style:text-underline-type="none" style:text-underline-color="font-color"/>
    </style:style>
    <style:style style:name="WW_CharLFO2LVL2" style:family="text">
      <style:text-properties style:font-name="Calibri"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WWNum4" style:display-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5LVL1" style:family="text">
      <style:text-properties style:font-name="Times New Roman" style:font-name-complex="OpenSymbol"/>
    </style:style>
    <style:style style:name="WW_CharLFO5LVL2" style:family="text">
      <style:text-properties style:font-name="Times New Roman" style:font-name-complex="OpenSymbol"/>
    </style:style>
    <style:style style:name="WW_CharLFO5LVL3" style:family="text">
      <style:text-properties style:font-name="Times New Roman" style:font-name-complex="OpenSymbol"/>
    </style:style>
    <style:style style:name="WW_CharLFO5LVL4" style:family="text">
      <style:text-properties style:font-name="Times New Roman" style:font-name-complex="OpenSymbol"/>
    </style:style>
    <style:style style:name="WW_CharLFO5LVL5" style:family="text">
      <style:text-properties style:font-name="Times New Roman" style:font-name-complex="OpenSymbol"/>
    </style:style>
    <style:style style:name="WW_CharLFO5LVL6" style:family="text">
      <style:text-properties style:font-name="Times New Roman" style:font-name-complex="OpenSymbol"/>
    </style:style>
    <style:style style:name="WW_CharLFO5LVL7" style:family="text">
      <style:text-properties style:font-name="Times New Roman" style:font-name-complex="OpenSymbol"/>
    </style:style>
    <style:style style:name="WW_CharLFO5LVL8" style:family="text">
      <style:text-properties style:font-name="Times New Roman" style:font-name-complex="OpenSymbol"/>
    </style:style>
    <style:style style:name="WW_CharLFO5LVL9" style:family="text">
      <style:text-properties style:font-name="Times New Roman" style:font-name-complex="OpenSymbol"/>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6LVL1" style:family="text">
      <style:text-properties style:font-name="Times New Roman" style:font-name-complex="OpenSymbol"/>
    </style:style>
    <style:style style:name="WW_CharLFO6LVL2" style:family="text">
      <style:text-properties style:font-name="Times New Roman" style:font-name-complex="OpenSymbol"/>
    </style:style>
    <style:style style:name="WW_CharLFO6LVL3" style:family="text">
      <style:text-properties style:font-name="Times New Roman" style:font-name-complex="OpenSymbol"/>
    </style:style>
    <style:style style:name="WW_CharLFO6LVL4" style:family="text">
      <style:text-properties style:font-name="Times New Roman" style:font-name-complex="OpenSymbol"/>
    </style:style>
    <style:style style:name="WW_CharLFO6LVL5" style:family="text">
      <style:text-properties style:font-name="Times New Roman" style:font-name-complex="OpenSymbol"/>
    </style:style>
    <style:style style:name="WW_CharLFO6LVL6" style:family="text">
      <style:text-properties style:font-name="Times New Roman" style:font-name-complex="OpenSymbol"/>
    </style:style>
    <style:style style:name="WW_CharLFO6LVL7" style:family="text">
      <style:text-properties style:font-name="Times New Roman" style:font-name-complex="OpenSymbol"/>
    </style:style>
    <style:style style:name="WW_CharLFO6LVL8" style:family="text">
      <style:text-properties style:font-name="Times New Roman" style:font-name-complex="OpenSymbol"/>
    </style:style>
    <style:style style:name="WW_CharLFO6LVL9" style:family="text">
      <style:text-properties style:font-name="Times New Roman" style:font-name-complex="OpenSymbol"/>
    </style:style>
    <text:list-style style:name="WWNum6" style:display-name="WWNum6">
      <text:list-level-style-bullet text:level="1" text:style-name="WW_CharLFO6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Times New Roman"/>
      </text:list-level-style-bullet>
      <text:list-level-style-bullet text:level="2" text:style-name="WW_CharLFO6LVL2" text:bullet-char="◦">
        <style:list-level-properties text:space-before="0.5319in" text:min-label-width="0.25in" text:list-level-position-and-space-mode="label-alignment">
          <style:list-level-label-alignment text:label-followed-by="listtab" fo:margin-left="0.7819in" fo:text-indent="-0.25in"/>
        </style:list-level-properties>
        <style:text-properties style:font-name="Times New Roman"/>
      </text:list-level-style-bullet>
      <text:list-level-style-bullet text:level="3" text:style-name="WW_CharLFO6LVL3" text:bullet-char="▪">
        <style:list-level-properties text:space-before="0.7819in" text:min-label-width="0.25in" text:list-level-position-and-space-mode="label-alignment">
          <style:list-level-label-alignment text:label-followed-by="listtab" fo:margin-left="1.0319in" fo:text-indent="-0.25in"/>
        </style:list-level-properties>
        <style:text-properties style:font-name="Times New Roman"/>
      </text:list-level-style-bullet>
      <text:list-level-style-bullet text:level="4" text:style-name="WW_CharLFO6LVL4" text:bullet-char="">
        <style:list-level-properties text:space-before="1.0319in" text:min-label-width="0.25in" text:list-level-position-and-space-mode="label-alignment">
          <style:list-level-label-alignment text:label-followed-by="listtab" fo:margin-left="1.2819in" fo:text-indent="-0.25in"/>
        </style:list-level-properties>
        <style:text-properties style:font-name="Times New Roman"/>
      </text:list-level-style-bullet>
      <text:list-level-style-bullet text:level="5" text:style-name="WW_CharLFO6LVL5"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Times New Roman"/>
      </text:list-level-style-bullet>
      <text:list-level-style-bullet text:level="6" text:style-name="WW_CharLFO6LVL6" text:bullet-char="▪">
        <style:list-level-properties text:space-before="1.5319in" text:min-label-width="0.25in" text:list-level-position-and-space-mode="label-alignment">
          <style:list-level-label-alignment text:label-followed-by="listtab" fo:margin-left="1.7819in" fo:text-indent="-0.25in"/>
        </style:list-level-properties>
        <style:text-properties style:font-name="Times New Roman"/>
      </text:list-level-style-bullet>
      <text:list-level-style-bullet text:level="7" text:style-name="WW_CharLFO6LVL7"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Times New Roman"/>
      </text:list-level-style-bullet>
      <text:list-level-style-bullet text:level="8" text:style-name="WW_CharLFO6LVL8" text:bullet-char="◦">
        <style:list-level-properties text:space-before="2.0319in" text:min-label-width="0.25in" text:list-level-position-and-space-mode="label-alignment">
          <style:list-level-label-alignment text:label-followed-by="listtab" fo:margin-left="2.2819in" fo:text-indent="-0.25in"/>
        </style:list-level-properties>
        <style:text-properties style:font-name="Times New Roman"/>
      </text:list-level-style-bullet>
      <text:list-level-style-bullet text:level="9" text:style-name="WW_CharLFO6LVL9" text:bullet-char="▪">
        <style:list-level-properties text:space-before="2.2819in" text:min-label-width="0.25in" text:list-level-position-and-space-mode="label-alignment">
          <style:list-level-label-alignment text:label-followed-by="listtab" fo:margin-left="2.5319in" fo:text-indent="-0.25in"/>
        </style:list-level-properties>
        <style:text-properties style:font-name="Times New Roman"/>
      </text:list-level-style-bullet>
    </text:list-style>
    <text:list-style style:name="WWNum7" style:display-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451in" fo:margin-bottom="0.5in" fo:margin-right="0.9451in" style:num-format="1" style:writing-mode="lr-tb">
        <style:footnote-sep style:width="0.007in" style:rel-width="33%" style:color="#000000" style:line-style="solid" style:adjustment="left"/>
      </style:page-layout-properties>
      <style:header-style>
        <style:header-footer-properties style:dynamic-spacing="true" fo:min-height="0.4451in"/>
      </style:header-style>
      <style:footer-style>
        <style:header-footer-properties style:dynamic-spacing="true" fo:min-height="0.4451in"/>
      </style:footer-style>
    </style:page-layout>
    <style:style style:name="P2" style:parent-style-name="Standard" style:family="paragraph">
      <style:paragraph-properties fo:widows="2" fo:orphans="2" fo:text-align="start" fo:margin-right="0.25in">
        <style:tab-stops>
          <style:tab-stop style:type="center" style:position="3in"/>
          <style:tab-stop style:type="right" style:position="6in"/>
        </style:tab-stops>
      </style:paragraph-properties>
      <style:text-properties style:font-name="Cambria" style:font-name-asian="Cambria" style:font-name-complex="Cambria" fo:font-size="12pt" style:font-size-asian="12pt" style:font-size-complex="12pt"/>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tilisateur Windows</dc:creator>
    <meta:creation-date>2018-05-22T08:12:00Z</meta:creation-date>
    <dc:date>2018-05-25T06:47:00Z</dc:date>
    <meta:template xlink:href="Normal.dotm" xlink:type="simple"/>
    <meta:editing-cycles>240</meta:editing-cycles>
    <meta:editing-duration>PT64620S</meta:editing-duration>
    <meta:user-defined meta:name="Mendeley Citation Style_1">http://www.zotero.org/styles/apa</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http://www.zotero.org/styles/apa</meta:user-defined>
    <meta:user-defined meta:name="Mendeley Recent Style Id 3_1">http://www.zotero.org/styles/american-sociological-association</meta:user-defined>
    <meta:user-defined meta:name="Mendeley Recent Style Id 4_1">http://www.zotero.org/styles/chicago-author-date</meta:user-defined>
    <meta:user-defined meta:name="Mendeley Recent Style Id 5_1">http://www.zotero.org/styles/harvard-cite-them-right</meta:user-defined>
    <meta:user-defined meta:name="Mendeley Recent Style Id 6_1">http://www.zotero.org/styles/ieee</meta:user-defined>
    <meta:user-defined meta:name="Mendeley Recent Style Id 7_1">http://www.zotero.org/styles/modern-humanities-research-association</meta:user-defined>
    <meta:user-defined meta:name="Mendeley Recent Style Id 8_1">http://www.zotero.org/styles/modern-language-association</meta:user-defined>
    <meta:user-defined meta:name="Mendeley Recent Style Id 9_1">http://www.zotero.org/styles/nature</meta:user-defined>
    <meta:user-defined meta:name="Mendeley Recent Style Name 0_1">American Medical Association</meta:user-defined>
    <meta:user-defined meta:name="Mendeley Recent Style Name 1_1">American Political Science Association</meta:user-defined>
    <meta:user-defined meta:name="Mendeley Recent Style Name 2_1">American Psychological Association 6th edition</meta:user-defined>
    <meta:user-defined meta:name="Mendeley Recent Style Name 3_1">American Sociological Association</meta:user-defined>
    <meta:user-defined meta:name="Mendeley Recent Style Name 4_1">Chicago Manual of Style 17th edition (author-date)</meta:user-defined>
    <meta:user-defined meta:name="Mendeley Recent Style Name 5_1">Cite Them Right 10th edition - Harvard</meta:user-defined>
    <meta:user-defined meta:name="Mendeley Recent Style Name 6_1">IEEE</meta:user-defined>
    <meta:user-defined meta:name="Mendeley Recent Style Name 7_1">Modern Humanities Research Association 3rd edition (note with bibliography)</meta:user-defined>
    <meta:user-defined meta:name="Mendeley Recent Style Name 8_1">Modern Language Association 8th edition</meta:user-defined>
    <meta:user-defined meta:name="Mendeley Recent Style Name 9_1">Nature</meta:user-defined>
    <meta:user-defined meta:name="Mendeley Unique User Id_1">6f367c6f-17d3-32c0-bf9f-942c6e6a1007</meta:user-defined>
    <meta:document-statistic meta:page-count="19" meta:paragraph-count="48" meta:word-count="3757" meta:character-count="24374" meta:row-count="172" meta:non-whitespace-character-count="20665"/>
  </office:meta>
</office:document-meta>
</file>